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99cc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000000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1.02cm"/>
    </style:style>
    <style:style style:name="gr10" style:family="graphic" style:parent-style-name="standard">
      <style:graphic-properties draw:marker-start="Arrow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1.63cm"/>
    </style:style>
    <style:style style:name="gr1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ax-height="0cm" fo:min-height="0.71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true" fo:max-height="0cm" fo:min-height="0.68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fo:max-height="0cm" fo:min-height="0.77cm"/>
    </style:style>
    <style:style style:name="gr19" style:family="graphic" style:parent-style-name="standard">
      <style:graphic-properties draw:stroke-linejoin="round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true" fo:max-height="0cm" fo:min-height="0.816cm"/>
    </style:style>
    <style:style style:name="gr21" style:family="graphic" style:parent-style-name="standard">
      <style:graphic-properties draw:marker-start="Arrow" draw:marker-end="Circle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true" fo:max-height="0cm" fo:min-height="1.02cm" fo:min-width="3.233cm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28" style:family="graphic" style:parent-style-name="standard">
      <style:graphic-properties draw:stroke="dash" draw:stroke-dash="Ultrafine_20_2_20_Dots_20_3_20_Dashes" draw:marker-start="Arrow" draw:marker-end="" draw:marker-end-width="0.3cm" draw:textarea-horizontal-align="center" draw:textarea-vertical-align="middle"/>
    </style:style>
    <style:style style:name="gr29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/>
    </style:style>
    <style:style style:name="gr32" style:family="graphic" style:parent-style-name="standard">
      <style:graphic-properties draw:marker-start="Circle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dash" draw:stroke-dash="Fine_20_Dashed_20__28_var_29_" draw:fill="none" draw:textarea-horizontal-align="center" draw:textarea-vertical-align="middle"/>
    </style:style>
    <style:style style:name="gr34" style:family="graphic" style:parent-style-name="standard">
      <style:graphic-properties draw:stroke="solid" draw:stroke-dash="Fine_20_Dashed_20__28_var_29_" draw:fill="none" draw:textarea-horizontal-align="center" draw:textarea-vertical-align="middle"/>
    </style:style>
    <style:style style:name="gr35" style:family="graphic" style:parent-style-name="standard">
      <style:graphic-properties draw:stroke="none" draw:fill="none" draw:textarea-horizontal-align="center" draw:textarea-vertical-align="middle" fo:padding-top="0cm" fo:padding-bottom="0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tyle="normal"/>
    </style:style>
    <style:style style:name="P6" style:family="paragraph">
      <style:paragraph-properties fo:text-align="center"/>
      <style:text-properties fo:font-style="normal" style:text-underline-style="none"/>
    </style:style>
    <style:style style:name="P7" style:family="paragraph">
      <style:paragraph-properties fo:margin-left="0cm" fo:margin-right="0cm" fo:text-align="center" fo:text-indent="0cm"/>
      <style:text-properties fo:font-size="24pt" style:text-underline-style="none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margin-left="0cm" fo:margin-right="0cm" fo:text-align="justify" fo:text-indent="0cm"/>
      <style:text-properties fo:font-size="15pt" style:text-underline-style="none"/>
    </style:style>
    <style:style style:name="P10" style:family="paragraph">
      <style:text-properties fo:font-size="22pt" style:text-underline-style="none" fo:font-weight="bold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paragraph-properties fo:margin-left="0cm" fo:margin-right="0cm" fo:text-align="center" fo:text-indent="0cm"/>
      <style:text-properties fo:font-size="12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margin-left="0cm" fo:margin-right="0cm" fo:text-indent="0cm"/>
      <style:text-properties fo:font-size="40pt"/>
    </style:style>
    <style:style style:name="P18" style:family="paragraph">
      <style:paragraph-properties fo:margin-left="0cm" fo:margin-right="0cm" fo:text-indent="0cm"/>
      <style:text-properties fo:font-size="60pt"/>
    </style:style>
    <style:style style:name="P19" style:family="paragraph">
      <style:paragraph-properties fo:margin-left="0cm" fo:margin-right="0cm" fo:text-align="center" fo:text-indent="0cm"/>
      <style:text-properties fo:font-size="30pt" fo:font-weight="bold"/>
    </style:style>
    <style:style style:name="P20" style:family="paragraph">
      <style:paragraph-properties fo:margin-left="0cm" fo:margin-right="0cm" fo:text-align="center" fo:text-indent="0cm"/>
      <style:text-properties fo:font-size="60pt"/>
    </style:style>
    <style:style style:name="T1" style:family="text">
      <style:text-properties fo:font-size="12pt"/>
    </style:style>
    <style:style style:name="T2" style:family="text">
      <style:text-properties fo:font-style="normal"/>
    </style:style>
    <style:style style:name="T3" style:family="text">
      <style:text-properties fo:font-size="12pt" fo:font-style="normal"/>
    </style:style>
    <style:style style:name="T4" style:family="text">
      <style:text-properties fo:font-style="normal" style:text-underline-style="none"/>
    </style:style>
    <style:style style:name="T5" style:family="text">
      <style:text-properties fo:font-size="12pt" fo:font-style="normal" style:text-underline-style="none"/>
    </style:style>
    <style:style style:name="T6" style:family="text">
      <style:text-properties fo:font-size="24pt" style:text-underline-style="none"/>
    </style:style>
    <style:style style:name="T7" style:family="text">
      <style:text-properties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8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9" style:family="text">
      <style:text-properties fo:font-family="'Nimbus Sans L'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0" style:family="text">
      <style:text-properties fo:font-size="15pt" style:text-underline-style="none"/>
    </style:style>
    <style:style style:name="T11" style:family="text">
      <style:text-properties fo:font-size="22pt" style:text-underline-style="none" fo:font-weight="bold"/>
    </style:style>
    <style:style style:name="T12" style:family="text">
      <style:text-properties fo:font-family="'Nimbus Sans L'" style:font-family-generic="roman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3" style:family="text">
      <style:text-properties fo:font-family="'Nimbus Sans L'" style:font-family-generic="roman" style:font-pitch="variable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14" style:family="text">
      <style:text-properties fo:font-family="'Nimbus Sans L'" style:font-family-generic="swiss" style:font-pitch="variable" fo:font-size="30pt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15" style:family="text">
      <style:text-properties style:text-position="sub 58%" fo:font-family="'Nimbus Sans L'" style:font-family-generic="swiss" style:font-pitch="variable" fo:font-size="30pt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16" style:family="text">
      <style:text-properties fo:font-size="30pt"/>
    </style:style>
    <style:style style:name="T17" style:family="text">
      <style:text-properties fo:font-family="StarSymbol" style:font-style-name="Regular" style:font-pitch="variable" style:font-charset="x-symbol" fo:font-size="30pt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18" style:family="text">
      <style:text-properties fo:font-family="OpenSymbol" style:font-style-name="Regular" style:font-pitch="variable" style:font-charset="x-symbol" fo:font-size="60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9" style:family="text">
      <style:text-properties fo:font-size="30pt" fo:font-weight="bold"/>
    </style:style>
    <style:style style:name="T20" style:family="text">
      <style:text-properties fo:font-family="'Nimbus Sans L'" style:font-style-name="Regular" style:font-family-generic="swiss" style:font-pitch="variable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21" style:family="text">
      <style:text-properties fo:font-family="'Nimbus Sans L'" style:font-family-generic="roman" style:font-pitch="variable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ircle draw:style-name="gr1" draw:text-style-name="P1" draw:id="id24" draw:layer="layout" svg:width="0.254cm" svg:height="0.254cm" svg:x="21.142cm" svg:y="15.349cm">
            <text:p text:style-name="P2"/>
          </draw:circle>
          <draw:circle draw:style-name="gr1" draw:text-style-name="P1" draw:id="id14" draw:layer="layout" svg:width="0.254cm" svg:height="0.254cm" svg:x="22.341cm" svg:y="5.949cm">
            <text:p text:style-name="P2"/>
          </draw:circle>
          <draw:frame draw:style-name="gr2" draw:text-style-name="P3" draw:layer="layout" svg:width="1.27cm" svg:height="0.78cm" svg:x="20.11cm" svg:y="3.867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20.21cm" svg:y="2.6cm">
            <draw:text-box>
              <text:p text:style-name="P2"><text:span text:style-name="T1">I</text:span></text:p>
            </draw:text-box>
          </draw:frame>
          <draw:frame draw:style-name="gr2" draw:text-style-name="P3" draw:layer="layout" svg:width="1.27cm" svg:height="0.78cm" svg:x="20.11cm" svg:y="5.867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20.21cm" svg:y="4.7cm">
            <draw:text-box>
              <text:p text:style-name="P2"><text:span text:style-name="T1">I</text:span></text:p>
            </draw:text-box>
          </draw:frame>
          <draw:frame draw:style-name="gr2" draw:text-style-name="P3" draw:layer="layout" svg:width="1.27cm" svg:height="0.78cm" svg:x="20.11cm" svg:y="8.067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20.21cm" svg:y="6.9cm">
            <draw:text-box>
              <text:p text:style-name="P2"><text:span text:style-name="T1">I</text:span></text:p>
            </draw:text-box>
          </draw:frame>
          <draw:circle draw:style-name="gr1" draw:text-style-name="P1" draw:layer="layout" svg:width="1.905cm" svg:height="1.905cm" svg:x="22.035cm" svg:y="5.77cm">
            <text:p text:style-name="P2"/>
          </draw:circle>
          <draw:frame draw:style-name="gr2" draw:text-style-name="P3" draw:layer="layout" svg:width="1.27cm" svg:height="0.78cm" svg:x="20.11cm" svg:y="10.167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20.21cm" svg:y="9cm">
            <draw:text-box>
              <text:p text:style-name="P2"><text:span text:style-name="T1">I</text:span></text:p>
            </draw:text-box>
          </draw:frame>
          <draw:frame draw:style-name="gr3" draw:text-style-name="P5" draw:layer="layout" svg:width="4.833cm" svg:height="1.567cm" svg:x="5.645cm" svg:y="0.87cm">
            <draw:text-box>
              <text:p text:style-name="P4"><text:span text:style-name="T2">ADC/DAC Chip</text:span></text:p>
              <text:p text:style-name="P4"><text:span text:style-name="T3">(AD9862BST)</text:span></text:p>
            </draw:text-box>
          </draw:frame>
          <draw:frame draw:style-name="gr3" draw:text-style-name="P6" draw:layer="layout" svg:width="3.542cm" svg:height="1.567cm" svg:x="17.375cm" svg:y="0.87cm">
            <draw:text-box>
              <text:p text:style-name="P4"><text:span text:style-name="T4">FPGA</text:span></text:p>
              <text:p text:style-name="P4"><text:span text:style-name="T5">(Altera Cyclone)</text:span></text:p>
            </draw:text-box>
          </draw:frame>
          <draw:rect draw:style-name="gr4" draw:text-style-name="P1" draw:id="id18" draw:layer="layout" svg:width="1.905cm" svg:height="1.27cm" draw:transform="rotate (1.5707963267946) translate (23.515cm 10.304cm)">
            <text:p text:style-name="P2"/>
          </draw:rect>
          <draw:frame draw:style-name="gr5" draw:text-style-name="P3" draw:layer="layout" svg:width="2.221cm" svg:height="0.78cm" draw:transform="rotate (1.5707963267946) translate (22.847cm 10.544cm)">
            <draw:text-box>
              <text:p text:style-name="P2"><text:span text:style-name="T1">Rx. FIFO</text:span></text:p>
            </draw:text-box>
          </draw:frame>
          <draw:line draw:style-name="gr4" draw:text-style-name="P1" draw:layer="layout" svg:x1="23.515cm" svg:y1="9.669cm" svg:x2="24.785cm" svg:y2="9.669cm">
            <text:p text:style-name="P2"/>
          </draw:line>
          <draw:line draw:style-name="gr4" draw:text-style-name="P1" draw:layer="layout" svg:x1="23.515cm" svg:y1="9.034cm" svg:x2="24.785cm" svg:y2="9.034cm">
            <text:p text:style-name="P2"/>
          </draw:line>
          <draw:circle draw:style-name="gr6" draw:text-style-name="P1" draw:id="id17" draw:layer="layout" svg:width="0.254cm" svg:height="0.254cm" svg:x="22.834cm" svg:y="6.58cm">
            <text:p text:style-name="P2"/>
          </draw:circle>
          <draw:line draw:style-name="gr7" draw:text-style-name="P1" draw:layer="layout" svg:x1="22.943cm" svg:y1="6.714cm" svg:x2="22.308cm" svg:y2="6.079cm">
            <text:p text:style-name="P2"/>
          </draw:line>
          <draw:line draw:style-name="gr8" draw:text-style-name="P1" draw:id="id3" draw:layer="layout" svg:x1="15.7cm" svg:y1="9.635cm" svg:x2="20.145cm" svg:y2="9.635cm">
            <text:p text:style-name="P2"/>
          </draw:line>
          <draw:line draw:style-name="gr8" draw:text-style-name="P1" draw:id="id1" draw:layer="layout" svg:x1="15.701cm" svg:y1="10.235cm" svg:x2="20.146cm" svg:y2="10.235cm">
            <text:p text:style-name="P2"/>
          </draw:line>
          <draw:frame draw:style-name="gr2" draw:text-style-name="P3" draw:layer="layout" svg:width="1.27cm" svg:height="0.78cm" svg:x="15.526cm" svg:y="10.147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15.626cm" svg:y="8.98cm">
            <draw:text-box>
              <text:p text:style-name="P2"><text:span text:style-name="T1">I</text:span></text:p>
            </draw:text-box>
          </draw:frame>
          <draw:line draw:style-name="gr8" draw:text-style-name="P1" draw:id="id7" draw:layer="layout" svg:x1="15.7cm" svg:y1="7.535cm" svg:x2="20.145cm" svg:y2="7.535cm">
            <text:p text:style-name="P2"/>
          </draw:line>
          <draw:line draw:style-name="gr8" draw:text-style-name="P1" draw:id="id5" draw:layer="layout" svg:x1="15.701cm" svg:y1="8.135cm" svg:x2="20.146cm" svg:y2="8.135cm">
            <text:p text:style-name="P2"/>
          </draw:line>
          <draw:frame draw:style-name="gr2" draw:text-style-name="P3" draw:layer="layout" svg:width="1.27cm" svg:height="0.78cm" svg:x="15.526cm" svg:y="8.047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15.626cm" svg:y="6.88cm">
            <draw:text-box>
              <text:p text:style-name="P2"><text:span text:style-name="T1">I</text:span></text:p>
            </draw:text-box>
          </draw:frame>
          <draw:line draw:style-name="gr8" draw:text-style-name="P1" draw:id="id11" draw:layer="layout" svg:x1="15.7cm" svg:y1="5.335cm" svg:x2="20.145cm" svg:y2="5.335cm">
            <text:p text:style-name="P2"/>
          </draw:line>
          <draw:line draw:style-name="gr8" draw:text-style-name="P1" draw:id="id9" draw:layer="layout" svg:x1="15.701cm" svg:y1="5.935cm" svg:x2="20.146cm" svg:y2="5.935cm">
            <text:p text:style-name="P2"/>
          </draw:line>
          <draw:frame draw:style-name="gr2" draw:text-style-name="P3" draw:layer="layout" svg:width="1.27cm" svg:height="0.78cm" svg:x="15.526cm" svg:y="5.847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15.626cm" svg:y="4.68cm">
            <draw:text-box>
              <text:p text:style-name="P2"><text:span text:style-name="T1">I</text:span></text:p>
            </draw:text-box>
          </draw:frame>
          <draw:line draw:style-name="gr8" draw:text-style-name="P1" draw:id="id15" draw:layer="layout" svg:x1="15.7cm" svg:y1="3.335cm" svg:x2="19.218cm" svg:y2="3.343cm">
            <text:p text:style-name="P2"/>
          </draw:line>
          <draw:line draw:style-name="gr8" draw:text-style-name="P1" draw:id="id13" draw:layer="layout" svg:x1="15.701cm" svg:y1="3.935cm" svg:x2="19.218cm" svg:y2="3.94cm">
            <text:p text:style-name="P2"/>
          </draw:line>
          <draw:frame draw:style-name="gr2" draw:text-style-name="P3" draw:layer="layout" svg:width="1.27cm" svg:height="0.78cm" svg:x="15.526cm" svg:y="3.847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15.626cm" svg:y="2.58cm">
            <draw:text-box>
              <text:p text:style-name="P2"><text:span text:style-name="T1">I</text:span></text:p>
            </draw:text-box>
          </draw:frame>
          <draw:circle draw:style-name="gr1" draw:text-style-name="P1" draw:id="id10" draw:layer="layout" svg:width="0.254cm" svg:height="0.254cm" svg:x="22.051cm" svg:y="6.458cm">
            <text:p text:style-name="P2"/>
          </draw:circle>
          <draw:circle draw:style-name="gr1" draw:text-style-name="P1" draw:id="id8" draw:layer="layout" svg:width="0.254cm" svg:height="0.254cm" svg:x="22.043cm" svg:y="6.733cm">
            <text:p text:style-name="P2"/>
          </draw:circle>
          <draw:circle draw:style-name="gr1" draw:text-style-name="P1" draw:id="id6" draw:layer="layout" svg:width="0.254cm" svg:height="0.254cm" svg:x="22.155cm" svg:y="7.018cm">
            <text:p text:style-name="P2"/>
          </draw:circle>
          <draw:circle draw:style-name="gr1" draw:text-style-name="P1" draw:id="id16" draw:layer="layout" svg:width="0.254cm" svg:height="0.254cm" svg:x="22.591cm" svg:y="5.814cm">
            <text:p text:style-name="P2"/>
          </draw:circle>
          <draw:circle draw:style-name="gr1" draw:text-style-name="P1" draw:id="id12" draw:layer="layout" svg:width="0.254cm" svg:height="0.254cm" svg:x="22.147cm" svg:y="6.174cm">
            <text:p text:style-name="P2"/>
          </draw:circle>
          <draw:circle draw:style-name="gr1" draw:text-style-name="P1" draw:id="id4" draw:layer="layout" svg:width="0.254cm" svg:height="0.254cm" svg:x="22.343cm" svg:y="7.23cm">
            <text:p text:style-name="P2"/>
          </draw:circle>
          <draw:circle draw:style-name="gr1" draw:text-style-name="P1" draw:id="id2" draw:layer="layout" svg:width="0.254cm" svg:height="0.254cm" svg:x="22.584cm" svg:y="7.368cm">
            <text:p text:style-name="P2"/>
          </draw:circle>
          <draw:connector draw:style-name="gr7" draw:text-style-name="P1" draw:layer="layout" draw:line-skew="1.304cm" svg:x1="20.146cm" svg:y1="10.235cm" svg:x2="22.711cm" svg:y2="7.622cm" draw:start-shape="id1" draw:start-glue-point="1" draw:end-shape="id2" draw:end-glue-point="2">
            <text:p text:style-name="P2"/>
          </draw:connector>
          <draw:connector draw:style-name="gr7" draw:text-style-name="P1" draw:layer="layout" draw:line-skew="1.085cm" svg:x1="20.145cm" svg:y1="9.635cm" svg:x2="22.47cm" svg:y2="7.484cm" draw:start-shape="id3" draw:start-glue-point="1" draw:end-shape="id4" draw:end-glue-point="2">
            <text:p text:style-name="P2"/>
          </draw:connector>
          <draw:connector draw:style-name="gr7" draw:text-style-name="P1" draw:layer="layout" draw:line-skew="0.304cm" svg:x1="20.146cm" svg:y1="8.135cm" svg:x2="22.155cm" svg:y2="7.145cm" draw:start-shape="id5" draw:start-glue-point="1" draw:end-shape="id6" draw:end-glue-point="3">
            <text:p text:style-name="P2"/>
          </draw:connector>
          <draw:connector draw:style-name="gr7" draw:text-style-name="P1" draw:layer="layout" draw:line-skew="0.046cm" svg:x1="20.145cm" svg:y1="7.535cm" svg:x2="22.043cm" svg:y2="6.86cm" draw:start-shape="id7" draw:start-glue-point="1" draw:end-shape="id8" draw:end-glue-point="3">
            <text:p text:style-name="P2"/>
          </draw:connector>
          <draw:connector draw:style-name="gr7" draw:text-style-name="P1" draw:layer="layout" draw:line-skew="0.02cm" svg:x1="20.146cm" svg:y1="5.935cm" svg:x2="22.051cm" svg:y2="6.585cm" draw:start-shape="id9" draw:start-glue-point="1" draw:end-shape="id10" draw:end-glue-point="3">
            <text:p text:style-name="P2"/>
          </draw:connector>
          <draw:connector draw:style-name="gr7" draw:text-style-name="P1" draw:layer="layout" draw:line-skew="0.225cm" svg:x1="20.145cm" svg:y1="5.335cm" svg:x2="22.147cm" svg:y2="6.301cm" draw:start-shape="id11" draw:start-glue-point="1" draw:end-shape="id12" draw:end-glue-point="3">
            <text:p text:style-name="P2"/>
          </draw:connector>
          <draw:connector draw:style-name="gr7" draw:text-style-name="P1" draw:layer="layout" svg:x1="19.218cm" svg:y1="3.937cm" svg:x2="22.468cm" svg:y2="5.949cm" draw:start-shape="id13" draw:start-glue-point="1" draw:end-shape="id14" draw:end-glue-point="0">
            <text:p text:style-name="P2"/>
          </draw:connector>
          <draw:connector draw:style-name="gr7" draw:text-style-name="P1" draw:layer="layout" svg:x1="19.218cm" svg:y1="3.339cm" svg:x2="22.718cm" svg:y2="5.814cm" draw:start-shape="id15" draw:start-glue-point="1" draw:end-shape="id16" draw:end-glue-point="0">
            <text:p text:style-name="P2"/>
          </draw:connector>
          <draw:frame draw:style-name="gr5" draw:text-style-name="P3" draw:layer="layout" svg:width="2.369cm" svg:height="1.309cm" svg:x="22.749cm" svg:y="5.156cm">
            <draw:text-box>
              <text:p text:style-name="P2"><text:span text:style-name="T1">Data </text:span></text:p>
              <text:p text:style-name="P2"><text:span text:style-name="T1">Interleave</text:span></text:p>
            </draw:text-box>
          </draw:frame>
          <draw:connector draw:style-name="gr7" draw:text-style-name="P1" draw:layer="layout" svg:x1="23.088cm" svg:y1="6.707cm" svg:x2="24.15cm" svg:y2="8.399cm" draw:start-shape="id17" draw:start-glue-point="1" draw:end-shape="id18" draw:end-glue-point="1">
            <text:p text:style-name="P2"/>
          </draw:connector>
          <draw:rect draw:style-name="gr8" draw:text-style-name="P1" draw:layer="layout" svg:width="1.744cm" svg:height="7.462cm" svg:x="13.984cm" svg:y="3.196cm">
            <text:p text:style-name="P2"/>
          </draw:rect>
          <draw:frame draw:style-name="gr9" draw:text-style-name="P7" draw:layer="layout" svg:width="2.382cm" svg:height="1.301cm" draw:transform="rotate (1.5707963267946) translate (14.266cm 8.221cm)">
            <draw:text-box>
              <text:p text:style-name="P4"><text:span text:style-name="T6">MUX</text:span></text:p>
            </draw:text-box>
          </draw:frame>
          <draw:frame draw:style-name="gr2" draw:text-style-name="P3" draw:layer="layout" svg:width="1.27cm" svg:height="0.78cm" svg:x="19.311cm" svg:y="14.267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19.411cm" svg:y="13.1cm">
            <draw:text-box>
              <text:p text:style-name="P2"><text:span text:style-name="T1">I</text:span></text:p>
            </draw:text-box>
          </draw:frame>
          <draw:circle draw:style-name="gr1" draw:text-style-name="P1" draw:layer="layout" svg:width="1.905cm" svg:height="1.905cm" svg:x="20.836cm" svg:y="15.17cm">
            <text:p text:style-name="P2"/>
          </draw:circle>
          <draw:rect draw:style-name="gr4" draw:text-style-name="P1" draw:id="id28" draw:layer="layout" svg:width="1.905cm" svg:height="1.27cm" draw:transform="rotate (1.5707963267946) translate (23.516cm 15.104cm)">
            <text:p text:style-name="P2"/>
          </draw:rect>
          <draw:frame draw:style-name="gr5" draw:text-style-name="P3" draw:layer="layout" svg:width="2.174cm" svg:height="0.78cm" draw:transform="rotate (1.5707963267946) translate (22.848cm 15.344cm)">
            <draw:text-box>
              <text:p text:style-name="P2"><text:span text:style-name="T1">Tx. FIFO</text:span></text:p>
            </draw:text-box>
          </draw:frame>
          <draw:line draw:style-name="gr4" draw:text-style-name="P1" draw:layer="layout" svg:x1="23.516cm" svg:y1="14.469cm" svg:x2="24.786cm" svg:y2="14.469cm">
            <text:p text:style-name="P2"/>
          </draw:line>
          <draw:line draw:style-name="gr4" draw:text-style-name="P1" draw:layer="layout" svg:x1="23.516cm" svg:y1="13.834cm" svg:x2="24.786cm" svg:y2="13.834cm">
            <text:p text:style-name="P2"/>
          </draw:line>
          <draw:circle draw:style-name="gr6" draw:text-style-name="P1" draw:id="id27" draw:layer="layout" svg:width="0.254cm" svg:height="0.254cm" svg:x="21.635cm" svg:y="15.98cm">
            <text:p text:style-name="P2"/>
          </draw:circle>
          <draw:line draw:style-name="gr7" draw:text-style-name="P1" draw:layer="layout" svg:x1="21.744cm" svg:y1="16.114cm" svg:x2="21.109cm" svg:y2="15.479cm">
            <text:p text:style-name="P2"/>
          </draw:line>
          <draw:line draw:style-name="gr10" draw:text-style-name="P1" draw:id="id25" draw:layer="layout" svg:x1="12.373cm" svg:y1="13.718cm" svg:x2="18.932cm" svg:y2="13.718cm">
            <text:p text:style-name="P2"/>
          </draw:line>
          <draw:line draw:style-name="gr10" draw:text-style-name="P1" draw:id="id23" draw:layer="layout" svg:x1="12.396cm" svg:y1="14.34cm" svg:x2="18.955cm" svg:y2="14.34cm">
            <text:p text:style-name="P2"/>
          </draw:line>
          <draw:rect draw:style-name="gr8" draw:text-style-name="P1" draw:layer="layout" svg:width="2.192cm" svg:height="2.1cm" svg:x="16.771cm" svg:y="13.035cm">
            <text:p text:style-name="P2"/>
          </draw:rect>
          <draw:frame draw:style-name="gr11" draw:text-style-name="P4" draw:layer="layout" svg:width="1.594cm" svg:height="1.88cm" svg:x="16.957cm" svg:y="13.178cm">
            <draw:text-box>
              <text:p text:style-name="P4"><text:span text:style-name="T7">↑</text:span>N</text:p>
              <text:p text:style-name="P4">CIC</text:p>
            </draw:text-box>
          </draw:frame>
          <draw:frame draw:style-name="gr2" draw:text-style-name="P3" draw:layer="layout" svg:width="1.27cm" svg:height="0.78cm" svg:x="15.811cm" svg:y="14.268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15.911cm" svg:y="13.101cm">
            <draw:text-box>
              <text:p text:style-name="P2"><text:span text:style-name="T1">I</text:span></text:p>
            </draw:text-box>
          </draw:frame>
          <draw:circle draw:style-name="gr1" draw:text-style-name="P1" draw:layer="layout" svg:width="0.254cm" svg:height="0.254cm" svg:x="20.956cm" svg:y="16.418cm">
            <text:p text:style-name="P2"/>
          </draw:circle>
          <draw:circle draw:style-name="gr1" draw:text-style-name="P1" draw:id="id26" draw:layer="layout" svg:width="0.254cm" svg:height="0.254cm" svg:x="21.392cm" svg:y="15.214cm">
            <text:p text:style-name="P2"/>
          </draw:circle>
          <draw:circle draw:style-name="gr1" draw:text-style-name="P1" draw:id="id22" draw:layer="layout" svg:width="0.254cm" svg:height="0.254cm" svg:x="21.144cm" svg:y="16.63cm">
            <text:p text:style-name="P2"/>
          </draw:circle>
          <draw:circle draw:style-name="gr1" draw:text-style-name="P1" draw:id="id20" draw:layer="layout" svg:width="0.254cm" svg:height="0.254cm" svg:x="21.385cm" svg:y="16.768cm">
            <text:p text:style-name="P2"/>
          </draw:circle>
          <draw:connector draw:style-name="gr12" draw:text-style-name="P1" draw:layer="layout" draw:line-skew="1.04cm" svg:x1="18.955cm" svg:y1="18.898cm" svg:x2="21.512cm" svg:y2="17.022cm" draw:start-shape="id19" draw:start-glue-point="1" draw:end-shape="id20" draw:end-glue-point="2">
            <text:p text:style-name="P2"/>
          </draw:connector>
          <draw:connector draw:style-name="gr12" draw:text-style-name="P1" draw:layer="layout" draw:line-skew="0.84cm" svg:x1="18.977cm" svg:y1="18.343cm" svg:x2="21.271cm" svg:y2="16.884cm" draw:start-shape="id21" draw:start-glue-point="1" draw:end-shape="id22" draw:end-glue-point="2">
            <text:p text:style-name="P2"/>
          </draw:connector>
          <draw:connector draw:style-name="gr12" draw:text-style-name="P1" draw:layer="layout" svg:x1="18.955cm" svg:y1="14.34cm" svg:x2="21.269cm" svg:y2="15.349cm" draw:start-shape="id23" draw:start-glue-point="1" draw:end-shape="id24" draw:end-glue-point="0">
            <text:p text:style-name="P2"/>
          </draw:connector>
          <draw:connector draw:style-name="gr12" draw:text-style-name="P1" draw:layer="layout" draw:line-skew="-0.861cm" svg:x1="18.932cm" svg:y1="13.718cm" svg:x2="21.519cm" svg:y2="15.214cm" draw:start-shape="id25" draw:start-glue-point="1" draw:end-shape="id26" draw:end-glue-point="0">
            <text:p text:style-name="P2"/>
          </draw:connector>
          <draw:connector draw:style-name="gr12" draw:text-style-name="P1" draw:layer="layout" svg:x1="21.889cm" svg:y1="16.107cm" svg:x2="24.151cm" svg:y2="15.104cm" draw:start-shape="id27" draw:start-glue-point="1" draw:end-shape="id28" draw:end-glue-point="3">
            <text:p text:style-name="P2"/>
          </draw:connector>
          <draw:frame draw:style-name="gr2" draw:text-style-name="P3" draw:layer="layout" svg:width="0.635cm" svg:height="0.78cm" svg:x="19.412cm" svg:y="17.7cm">
            <draw:text-box>
              <text:p text:style-name="P2"><text:span text:style-name="T1">I</text:span></text:p>
            </draw:text-box>
          </draw:frame>
          <draw:line draw:style-name="gr10" draw:text-style-name="P1" draw:id="id21" draw:layer="layout" svg:x1="12.396cm" svg:y1="18.343cm" svg:x2="18.977cm" svg:y2="18.343cm">
            <text:p text:style-name="P2"/>
          </draw:line>
          <draw:line draw:style-name="gr10" draw:text-style-name="P1" draw:id="id19" draw:layer="layout" svg:x1="12.396cm" svg:y1="18.898cm" svg:x2="18.955cm" svg:y2="18.898cm">
            <text:p text:style-name="P2"/>
          </draw:line>
          <draw:rect draw:style-name="gr8" draw:text-style-name="P1" draw:layer="layout" svg:width="2.192cm" svg:height="2.1cm" svg:x="16.772cm" svg:y="17.635cm">
            <text:p text:style-name="P2"/>
          </draw:rect>
          <draw:frame draw:style-name="gr11" draw:text-style-name="P4" draw:layer="layout" svg:width="1.594cm" svg:height="1.88cm" svg:x="16.958cm" svg:y="17.778cm">
            <draw:text-box>
              <text:p text:style-name="P4"><text:span text:style-name="T8">↑</text:span>N</text:p>
              <text:p text:style-name="P4">CIC</text:p>
            </draw:text-box>
          </draw:frame>
          <draw:frame draw:style-name="gr2" draw:text-style-name="P3" draw:layer="layout" svg:width="1.27cm" svg:height="0.78cm" svg:x="15.812cm" svg:y="18.868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15.912cm" svg:y="17.701cm">
            <draw:text-box>
              <text:p text:style-name="P2"><text:span text:style-name="T1">I</text:span></text:p>
            </draw:text-box>
          </draw:frame>
          <draw:frame draw:style-name="gr2" draw:text-style-name="P3" draw:layer="layout" svg:width="1.27cm" svg:height="0.78cm" svg:x="19.311cm" svg:y="18.867cm">
            <draw:text-box>
              <text:p text:style-name="P2"><text:span text:style-name="T1">Q</text:span></text:p>
            </draw:text-box>
          </draw:frame>
          <draw:connector draw:style-name="gr7" draw:text-style-name="P1" draw:layer="layout" svg:x1="25.691cm" svg:y1="12.042cm" svg:x2="24.151cm" svg:y2="13.199cm" draw:start-shape="id29" draw:start-glue-point="3" draw:end-shape="id28" draw:end-glue-point="1">
            <text:p text:style-name="P2"/>
          </draw:connector>
          <draw:connector draw:style-name="gr7" draw:text-style-name="P1" draw:layer="layout" svg:x1="24.15cm" svg:y1="10.304cm" svg:x2="25.691cm" svg:y2="11.441cm" draw:start-shape="id18" draw:start-glue-point="3" draw:end-shape="id30" draw:end-glue-point="3">
            <text:p text:style-name="P2"/>
          </draw:connector>
          <draw:g>
            <draw:rect draw:style-name="gr13" draw:text-style-name="P1" draw:id="id30" draw:layer="layout" svg:width="0.316cm" svg:height="0.373cm" svg:x="25.691cm" svg:y="11.255cm">
              <text:p text:style-name="P2"/>
            </draw:rect>
            <draw:rect draw:style-name="gr13" draw:text-style-name="P1" draw:id="id29" draw:layer="layout" svg:width="0.316cm" svg:height="0.373cm" svg:x="25.691cm" svg:y="11.856cm">
              <text:p text:style-name="P2"/>
            </draw:rect>
            <draw:g>
              <draw:rect draw:style-name="gr8" draw:text-style-name="P1" draw:layer="layout" svg:width="6.794cm" svg:height="1.108cm" draw:transform="rotate (1.5707963267946) translate (25.685cm 15.119cm)">
                <text:p text:style-name="P2"/>
              </draw:rect>
              <draw:frame draw:style-name="gr9" draw:text-style-name="P4" draw:layer="layout" svg:width="5.929cm" svg:height="1.27cm" draw:transform="rotate (1.5707963267946) translate (25.785cm 14.696cm)">
                <draw:text-box>
                  <text:p text:style-name="P4">USB Interface Chip</text:p>
                </draw:text-box>
              </draw:frame>
            </draw:g>
          </draw:g>
          <draw:frame draw:style-name="gr5" draw:text-style-name="P3" draw:layer="layout" svg:width="3.025cm" svg:height="1.309cm" svg:x="21.477cm" svg:y="16.401cm">
            <draw:text-box>
              <text:p text:style-name="P2"><text:span text:style-name="T1">Data </text:span></text:p>
              <text:p text:style-name="P2"><text:span text:style-name="T1">De-interleave</text:span></text:p>
            </draw:text-box>
          </draw:frame>
          <draw:line draw:style-name="gr14" draw:text-style-name="P1" draw:layer="layout" svg:x1="26.717cm" svg:y1="11.751cm" svg:x2="28.155cm" svg:y2="11.745cm">
            <text:p text:style-name="P2"/>
          </draw:line>
          <draw:line draw:style-name="gr15" draw:text-style-name="P1" draw:layer="layout" svg:x1="3.114cm" svg:y1="20.741cm" svg:x2="3.115cm" svg:y2="2.136cm">
            <text:p text:style-name="P2"/>
          </draw:line>
          <draw:frame draw:style-name="gr5" draw:text-style-name="P3" draw:layer="layout" svg:width="1.374cm" svg:height="0.78cm" svg:x="0.376cm" svg:y="13.604cm">
            <draw:text-box>
              <text:p text:style-name="P2"><text:span text:style-name="T1">Tx A</text:span></text:p>
            </draw:text-box>
          </draw:frame>
          <draw:frame draw:style-name="gr2" draw:text-style-name="P3" draw:layer="layout" svg:width="1.27cm" svg:height="0.78cm" svg:x="13.111cm" svg:y="14.267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13.211cm" svg:y="13.1cm">
            <draw:text-box>
              <text:p text:style-name="P2"><text:span text:style-name="T1">I</text:span></text:p>
            </draw:text-box>
          </draw:frame>
          <draw:line draw:style-name="gr8" draw:text-style-name="P1" draw:layer="layout" svg:x1="6.932cm" svg:y1="13.742cm" svg:x2="12.362cm" svg:y2="13.737cm">
            <text:p text:style-name="P2"/>
          </draw:line>
          <draw:line draw:style-name="gr8" draw:text-style-name="P1" draw:id="id32" draw:layer="layout" svg:x1="6.92cm" svg:y1="14.318cm" svg:x2="12.362cm" svg:y2="14.321cm">
            <text:p text:style-name="P2"/>
          </draw:line>
          <draw:rect draw:style-name="gr8" draw:text-style-name="P1" draw:layer="layout" svg:width="2.192cm" svg:height="2.1cm" svg:x="10.171cm" svg:y="13.035cm">
            <text:p text:style-name="P2"/>
          </draw:rect>
          <draw:frame draw:style-name="gr16" draw:text-style-name="P4" draw:layer="layout" svg:width="1.772cm" svg:height="1.825cm" svg:x="10.368cm" svg:y="13.078cm">
            <draw:text-box>
              <text:p text:style-name="P4"><text:span text:style-name="T8">↑</text:span><text:span text:style-name="T9">4</text:span></text:p>
              <text:p text:style-name="P4"><text:span text:style-name="T9">HBF</text:span></text:p>
            </draw:text-box>
          </draw:frame>
          <draw:frame draw:style-name="gr2" draw:text-style-name="P3" draw:layer="layout" svg:width="1.27cm" svg:height="0.78cm" svg:x="9.511cm" svg:y="14.268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9.611cm" svg:y="13.101cm">
            <draw:text-box>
              <text:p text:style-name="P2"><text:span text:style-name="T1">I</text:span></text:p>
            </draw:text-box>
          </draw:frame>
          <draw:frame draw:style-name="gr2" draw:text-style-name="P3" draw:layer="layout" svg:width="0.635cm" svg:height="0.78cm" svg:x="13.212cm" svg:y="17.7cm">
            <draw:text-box>
              <text:p text:style-name="P2"><text:span text:style-name="T1">I</text:span></text:p>
            </draw:text-box>
          </draw:frame>
          <draw:frame draw:style-name="gr2" draw:text-style-name="P3" draw:layer="layout" svg:width="1.27cm" svg:height="0.78cm" svg:x="13.111cm" svg:y="18.867cm">
            <draw:text-box>
              <text:p text:style-name="P2"><text:span text:style-name="T1">Q</text:span></text:p>
            </draw:text-box>
          </draw:frame>
          <draw:g>
            <draw:rect draw:style-name="gr8" draw:text-style-name="P1" draw:layer="layout" svg:width="2.54cm" svg:height="1.27cm" svg:x="7.07cm" svg:y="13.336cm">
              <text:p text:style-name="P2"/>
            </draw:rect>
            <draw:frame draw:style-name="gr17" draw:text-style-name="P4" draw:layer="layout" svg:width="1.874cm" svg:height="1.038cm" svg:x="7.402cm" svg:y="13.436cm">
              <draw:text-box>
                <text:p text:style-name="P4">DUC</text:p>
              </draw:text-box>
            </draw:frame>
          </draw:g>
          <draw:g>
            <draw:rect draw:style-name="gr8" draw:text-style-name="P1" draw:layer="layout" svg:width="1.744cm" svg:height="7.462cm" svg:x="13.985cm" svg:y="12.596cm">
              <text:p text:style-name="P2"/>
            </draw:rect>
            <draw:frame draw:style-name="gr9" draw:text-style-name="P7" draw:layer="layout" svg:width="3.554cm" svg:height="1.301cm" draw:transform="rotate (1.5707963267946) translate (14.267cm 18.206cm)">
              <draw:text-box>
                <text:p text:style-name="P4"><text:span text:style-name="T6">DEMUX</text:span></text:p>
              </draw:text-box>
            </draw:frame>
          </draw:g>
          <draw:g draw:id="id31">
            <draw:rect draw:style-name="gr8" draw:text-style-name="P1" draw:layer="layout" svg:width="2.54cm" svg:height="1.02cm" svg:x="3.582cm" svg:y="12.922cm">
              <text:p text:style-name="P2"/>
            </draw:rect>
            <draw:frame draw:style-name="gr18" draw:text-style-name="P4" draw:layer="layout" svg:width="2.369cm" svg:height="1.038cm" svg:x="3.667cm" svg:y="13.002cm">
              <draw:text-box>
                <text:p text:style-name="P4">DAC 0</text:p>
              </draw:text-box>
            </draw:frame>
          </draw:g>
          <draw:g draw:id="id33">
            <draw:rect draw:style-name="gr8" draw:text-style-name="P1" draw:layer="layout" svg:width="2.54cm" svg:height="1.02cm" svg:x="3.582cm" svg:y="14.022cm">
              <text:p text:style-name="P2"/>
            </draw:rect>
            <draw:frame draw:style-name="gr18" draw:text-style-name="P4" draw:layer="layout" svg:width="2.369cm" svg:height="1.038cm" svg:x="3.667cm" svg:y="14.102cm">
              <draw:text-box>
                <text:p text:style-name="P4">DAC 1</text:p>
              </draw:text-box>
            </draw:frame>
          </draw:g>
          <draw:connector draw:style-name="gr7" draw:text-style-name="P1" draw:layer="layout" draw:line-skew="0.092cm" svg:x1="7.032cm" svg:y1="13.739cm" svg:x2="6.122cm" svg:y2="13.481cm" draw:end-shape="id31" draw:end-glue-point="1">
            <text:p text:style-name="P2"/>
          </draw:connector>
          <draw:connector draw:style-name="gr7" draw:text-style-name="P1" draw:layer="layout" svg:x1="6.92cm" svg:y1="14.319cm" svg:x2="6.122cm" svg:y2="14.581cm" draw:start-shape="id32" draw:start-glue-point="3" draw:end-shape="id33" draw:end-glue-point="1">
            <text:p text:style-name="P2"/>
          </draw:connector>
          <draw:connector draw:style-name="gr7" draw:text-style-name="P1" draw:layer="layout" svg:x1="3.582cm" svg:y1="13.481cm" svg:x2="1.233cm" svg:y2="13.478cm" draw:start-shape="id31" draw:start-glue-point="3">
            <text:p text:style-name="P2"/>
          </draw:connector>
          <draw:connector draw:style-name="gr7" draw:text-style-name="P1" draw:layer="layout" svg:x1="3.582cm" svg:y1="14.581cm" svg:x2="1.198cm" svg:y2="14.553cm" draw:start-shape="id33" draw:start-glue-point="3">
            <text:p text:style-name="P2"/>
          </draw:connector>
          <draw:g>
            <draw:rect draw:style-name="gr19" draw:text-style-name="P1" draw:layer="layout" svg:width="0.74cm" svg:height="2.334cm" svg:x="1.941cm" svg:y="12.867cm">
              <text:p text:style-name="P2"/>
            </draw:rect>
            <draw:frame draw:style-name="gr20" draw:text-style-name="P9" draw:layer="layout" svg:width="1.658cm" svg:height="1.066cm" draw:transform="rotate (1.5707963267946) translate (1.867cm 14.857cm)">
              <draw:text-box>
                <text:p text:style-name="P8"><text:span text:style-name="T10">J667</text:span></text:p>
              </draw:text-box>
            </draw:frame>
          </draw:g>
          <draw:frame draw:style-name="gr5" draw:text-style-name="P3" draw:layer="layout" svg:width="1.374cm" svg:height="0.78cm" svg:x="0.376cm" svg:y="18.205cm">
            <draw:text-box>
              <text:p text:style-name="P2"><text:span text:style-name="T1">Tx B</text:span></text:p>
            </draw:text-box>
          </draw:frame>
          <draw:line draw:style-name="gr8" draw:text-style-name="P1" draw:id="id34" draw:layer="layout" svg:x1="6.932cm" svg:y1="18.343cm" svg:x2="12.362cm" svg:y2="18.338cm">
            <text:p text:style-name="P2"/>
          </draw:line>
          <draw:line draw:style-name="gr8" draw:text-style-name="P1" draw:id="id36" draw:layer="layout" svg:x1="6.92cm" svg:y1="18.919cm" svg:x2="12.362cm" svg:y2="18.922cm">
            <text:p text:style-name="P2"/>
          </draw:line>
          <draw:rect draw:style-name="gr8" draw:text-style-name="P1" draw:layer="layout" svg:width="2.192cm" svg:height="2.1cm" svg:x="10.171cm" svg:y="17.636cm">
            <text:p text:style-name="P2"/>
          </draw:rect>
          <draw:frame draw:style-name="gr16" draw:text-style-name="P4" draw:layer="layout" svg:width="1.772cm" svg:height="1.825cm" svg:x="10.368cm" svg:y="17.679cm">
            <draw:text-box>
              <text:p text:style-name="P4"><text:span text:style-name="T8">↑</text:span><text:span text:style-name="T9">4</text:span></text:p>
              <text:p text:style-name="P4"><text:span text:style-name="T9">HBF</text:span></text:p>
            </draw:text-box>
          </draw:frame>
          <draw:frame draw:style-name="gr2" draw:text-style-name="P3" draw:layer="layout" svg:width="1.27cm" svg:height="0.78cm" svg:x="9.511cm" svg:y="18.869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9.611cm" svg:y="17.702cm">
            <draw:text-box>
              <text:p text:style-name="P2"><text:span text:style-name="T1">I</text:span></text:p>
            </draw:text-box>
          </draw:frame>
          <draw:g>
            <draw:rect draw:style-name="gr8" draw:text-style-name="P1" draw:layer="layout" svg:width="2.54cm" svg:height="1.27cm" svg:x="7.07cm" svg:y="17.937cm">
              <text:p text:style-name="P2"/>
            </draw:rect>
            <draw:frame draw:style-name="gr9" draw:text-style-name="P4" draw:layer="layout" svg:width="1.874cm" svg:height="1.27cm" svg:x="7.402cm" svg:y="18.037cm">
              <draw:text-box>
                <text:p text:style-name="P4">DUC</text:p>
              </draw:text-box>
            </draw:frame>
          </draw:g>
          <draw:g draw:id="id35">
            <draw:rect draw:style-name="gr8" draw:text-style-name="P1" draw:layer="layout" svg:width="2.54cm" svg:height="1.02cm" svg:x="3.582cm" svg:y="17.523cm">
              <text:p text:style-name="P2"/>
            </draw:rect>
            <draw:frame draw:style-name="gr18" draw:text-style-name="P4" draw:layer="layout" svg:width="2.369cm" svg:height="1.038cm" svg:x="3.667cm" svg:y="17.603cm">
              <draw:text-box>
                <text:p text:style-name="P4">DAC 2</text:p>
              </draw:text-box>
            </draw:frame>
          </draw:g>
          <draw:g draw:id="id37">
            <draw:rect draw:style-name="gr8" draw:text-style-name="P1" draw:layer="layout" svg:width="2.54cm" svg:height="1.02cm" svg:x="3.582cm" svg:y="18.623cm">
              <text:p text:style-name="P2"/>
            </draw:rect>
            <draw:frame draw:style-name="gr18" draw:text-style-name="P4" draw:layer="layout" svg:width="2.369cm" svg:height="1.038cm" svg:x="3.667cm" svg:y="18.703cm">
              <draw:text-box>
                <text:p text:style-name="P4">DAC 3</text:p>
              </draw:text-box>
            </draw:frame>
          </draw:g>
          <draw:connector draw:style-name="gr7" draw:text-style-name="P1" draw:layer="layout" draw:line-skew="0.393cm" svg:x1="6.932cm" svg:y1="18.34cm" svg:x2="6.122cm" svg:y2="18.082cm" draw:start-shape="id34" draw:start-glue-point="3" draw:end-shape="id35" draw:end-glue-point="1">
            <text:p text:style-name="P2"/>
          </draw:connector>
          <draw:connector draw:style-name="gr7" draw:text-style-name="P1" draw:layer="layout" svg:x1="6.92cm" svg:y1="18.92cm" svg:x2="6.122cm" svg:y2="19.182cm" draw:start-shape="id36" draw:start-glue-point="3" draw:end-shape="id37" draw:end-glue-point="1">
            <text:p text:style-name="P2"/>
          </draw:connector>
          <draw:connector draw:style-name="gr7" draw:text-style-name="P1" draw:layer="layout" svg:x1="3.582cm" svg:y1="18.082cm" svg:x2="1.233cm" svg:y2="18.079cm" draw:start-shape="id35" draw:start-glue-point="3">
            <text:p text:style-name="P2"/>
          </draw:connector>
          <draw:connector draw:style-name="gr7" draw:text-style-name="P1" draw:layer="layout" svg:x1="3.582cm" svg:y1="19.182cm" svg:x2="1.298cm" svg:y2="19.17cm" draw:start-shape="id37" draw:start-glue-point="3">
            <text:p text:style-name="P2"/>
          </draw:connector>
          <draw:g>
            <draw:rect draw:style-name="gr19" draw:text-style-name="P1" draw:layer="layout" svg:width="0.74cm" svg:height="2.334cm" svg:x="1.941cm" svg:y="17.468cm">
              <text:p text:style-name="P2"/>
            </draw:rect>
            <draw:frame draw:style-name="gr20" draw:text-style-name="P9" draw:layer="layout" svg:width="1.658cm" svg:height="1.066cm" draw:transform="rotate (1.5707963267946) translate (1.867cm 19.458cm)">
              <draw:text-box>
                <text:p text:style-name="P8"><text:span text:style-name="T10">J669</text:span></text:p>
              </draw:text-box>
            </draw:frame>
          </draw:g>
          <draw:frame draw:style-name="gr5" draw:text-style-name="P3" draw:layer="layout" svg:width="1.421cm" svg:height="0.78cm" svg:x="0.377cm" svg:y="4.505cm">
            <draw:text-box>
              <text:p text:style-name="P2"><text:span text:style-name="T1">Rx A</text:span></text:p>
            </draw:text-box>
          </draw:frame>
          <draw:g draw:id="id38">
            <draw:rect draw:style-name="gr8" draw:text-style-name="P1" draw:layer="layout" svg:width="2.54cm" svg:height="1.02cm" svg:x="6.783cm" svg:y="3.823cm">
              <text:p text:style-name="P2"/>
            </draw:rect>
            <draw:frame draw:style-name="gr18" draw:text-style-name="P4" draw:layer="layout" svg:width="2.369cm" svg:height="1.038cm" svg:x="6.868cm" svg:y="3.903cm">
              <draw:text-box>
                <text:p text:style-name="P4">ADC 0</text:p>
              </draw:text-box>
            </draw:frame>
          </draw:g>
          <draw:g draw:id="id39">
            <draw:rect draw:style-name="gr8" draw:text-style-name="P1" draw:layer="layout" svg:width="2.54cm" svg:height="1.02cm" svg:x="6.783cm" svg:y="4.923cm">
              <text:p text:style-name="P2"/>
            </draw:rect>
            <draw:frame draw:style-name="gr18" draw:text-style-name="P4" draw:layer="layout" svg:width="2.369cm" svg:height="1.038cm" svg:x="6.869cm" svg:y="5.003cm">
              <draw:text-box>
                <text:p text:style-name="P4">ADC 1</text:p>
              </draw:text-box>
            </draw:frame>
          </draw:g>
          <draw:connector draw:style-name="gr21" draw:text-style-name="P1" draw:layer="layout" svg:x1="6.783cm" svg:y1="4.382cm" svg:x2="1.234cm" svg:y2="4.379cm" draw:start-shape="id38" draw:start-glue-point="3">
            <text:p text:style-name="P2"/>
          </draw:connector>
          <draw:connector draw:style-name="gr21" draw:text-style-name="P1" draw:layer="layout" svg:x1="6.783cm" svg:y1="5.482cm" svg:x2="1.18cm" svg:y2="5.481cm" draw:start-shape="id39" draw:start-glue-point="3">
            <text:p text:style-name="P2"/>
          </draw:connector>
          <draw:g>
            <draw:rect draw:style-name="gr19" draw:text-style-name="P1" draw:layer="layout" svg:width="0.74cm" svg:height="2.334cm" svg:x="1.942cm" svg:y="3.768cm">
              <text:p text:style-name="P2"/>
            </draw:rect>
            <draw:frame draw:style-name="gr20" draw:text-style-name="P9" draw:layer="layout" svg:width="1.658cm" svg:height="1.066cm" draw:transform="rotate (1.5707963267946) translate (1.868cm 5.758cm)">
              <draw:text-box>
                <text:p text:style-name="P8"><text:span text:style-name="T10">J666</text:span></text:p>
              </draw:text-box>
            </draw:frame>
          </draw:g>
          <draw:frame draw:style-name="gr5" draw:text-style-name="P3" draw:layer="layout" svg:width="1.421cm" svg:height="0.78cm" svg:x="0.377cm" svg:y="9.106cm">
            <draw:text-box>
              <text:p text:style-name="P2"><text:span text:style-name="T1">Rx B</text:span></text:p>
            </draw:text-box>
          </draw:frame>
          <draw:g draw:id="id40">
            <draw:rect draw:style-name="gr8" draw:text-style-name="P1" draw:layer="layout" svg:width="2.54cm" svg:height="1.02cm" svg:x="6.783cm" svg:y="8.424cm">
              <text:p text:style-name="P2"/>
            </draw:rect>
            <draw:frame draw:style-name="gr18" draw:text-style-name="P4" draw:layer="layout" svg:width="2.369cm" svg:height="1.038cm" svg:x="6.869cm" svg:y="8.504cm">
              <draw:text-box>
                <text:p text:style-name="P4">ADC 2</text:p>
              </draw:text-box>
            </draw:frame>
          </draw:g>
          <draw:g draw:id="id41">
            <draw:rect draw:style-name="gr8" draw:text-style-name="P1" draw:layer="layout" svg:width="2.54cm" svg:height="1.02cm" svg:x="6.783cm" svg:y="9.524cm">
              <text:p text:style-name="P2"/>
            </draw:rect>
            <draw:frame draw:style-name="gr18" draw:text-style-name="P4" draw:layer="layout" svg:width="2.369cm" svg:height="1.038cm" svg:x="6.869cm" svg:y="9.604cm">
              <draw:text-box>
                <text:p text:style-name="P4">ADC 3</text:p>
              </draw:text-box>
            </draw:frame>
          </draw:g>
          <draw:connector draw:style-name="gr21" draw:text-style-name="P1" draw:layer="layout" svg:x1="6.783cm" svg:y1="8.983cm" svg:x2="1.234cm" svg:y2="8.98cm" draw:start-shape="id40" draw:start-glue-point="3">
            <text:p text:style-name="P2"/>
          </draw:connector>
          <draw:connector draw:style-name="gr21" draw:text-style-name="P1" draw:layer="layout" svg:x1="6.783cm" svg:y1="10.083cm" svg:x2="1.269cm" svg:y2="10.089cm" draw:start-shape="id41" draw:start-glue-point="3">
            <text:p text:style-name="P2"/>
          </draw:connector>
          <draw:g>
            <draw:rect draw:style-name="gr19" draw:text-style-name="P1" draw:layer="layout" svg:width="0.74cm" svg:height="2.334cm" svg:x="1.942cm" svg:y="8.369cm">
              <text:p text:style-name="P2"/>
            </draw:rect>
            <draw:frame draw:style-name="gr20" draw:text-style-name="P9" draw:layer="layout" svg:width="1.658cm" svg:height="1.066cm" draw:transform="rotate (1.5707963267946) translate (1.868cm 10.359cm)">
              <draw:text-box>
                <text:p text:style-name="P8"><text:span text:style-name="T10">J668</text:span></text:p>
              </draw:text-box>
            </draw:frame>
          </draw:g>
          <draw:line draw:style-name="gr15" draw:text-style-name="P1" draw:layer="layout" svg:x1="0.1cm" svg:y1="2.62cm" svg:x2="28.1cm" svg:y2="2.62cm">
            <text:p text:style-name="P2"/>
          </draw:line>
          <draw:frame draw:style-name="gr3" draw:text-style-name="P10" draw:layer="layout" svg:width="5.239cm" svg:height="1.254cm" svg:x="11.658cm" svg:y="0.037cm">
            <draw:text-box>
              <text:p text:style-name="P2"><text:span text:style-name="T11">Motherboard</text:span></text:p>
            </draw:text-box>
          </draw:frame>
          <draw:line draw:style-name="gr15" draw:text-style-name="P1" draw:layer="layout" svg:x1="13.015cm" svg:y1="20.742cm" svg:x2="13.016cm" svg:y2="2.137cm">
            <text:p text:style-name="P2"/>
          </draw:line>
          <draw:line draw:style-name="gr15" draw:text-style-name="P1" draw:layer="layout" svg:x1="25.117cm" svg:y1="20.744cm" svg:x2="25.118cm" svg:y2="2.139cm">
            <text:p text:style-name="P2"/>
          </draw:line>
          <draw:g>
            <draw:rect draw:style-name="gr8" draw:text-style-name="P1" draw:layer="layout" svg:width="3.946cm" svg:height="1.27cm" svg:x="16.27cm" svg:y="3.035cm">
              <text:p text:style-name="P2"/>
            </draw:rect>
            <draw:frame draw:style-name="gr22" draw:text-style-name="P4" draw:layer="layout" svg:width="3.935cm" svg:height="1.27cm" svg:x="16.275cm" svg:y="3.135cm">
              <draw:text-box>
                <text:p text:style-name="P4">DDC 0 / <text:span text:style-name="T8">↓</text:span><text:span text:style-name="T12">M</text:span></text:p>
              </draw:text-box>
            </draw:frame>
          </draw:g>
          <draw:g>
            <draw:rect draw:style-name="gr8" draw:text-style-name="P1" draw:layer="layout" svg:width="3.946cm" svg:height="1.27cm" svg:x="16.27cm" svg:y="5.035cm">
              <text:p text:style-name="P2"/>
            </draw:rect>
            <draw:frame draw:style-name="gr22" draw:text-style-name="P4" draw:layer="layout" svg:width="3.935cm" svg:height="1.27cm" svg:x="16.275cm" svg:y="5.135cm">
              <draw:text-box>
                <text:p text:style-name="P4">DDC 1 / <text:span text:style-name="T7">↓</text:span><text:span text:style-name="T13">M</text:span></text:p>
              </draw:text-box>
            </draw:frame>
          </draw:g>
          <draw:g>
            <draw:rect draw:style-name="gr8" draw:text-style-name="P1" draw:layer="layout" svg:width="3.946cm" svg:height="1.27cm" svg:x="16.27cm" svg:y="7.235cm">
              <text:p text:style-name="P2"/>
            </draw:rect>
            <draw:frame draw:style-name="gr22" draw:text-style-name="P4" draw:layer="layout" svg:width="3.935cm" svg:height="1.27cm" svg:x="16.275cm" svg:y="7.335cm">
              <draw:text-box>
                <text:p text:style-name="P4">DDC 2 / <text:span text:style-name="T7">↓</text:span><text:span text:style-name="T13">M</text:span></text:p>
              </draw:text-box>
            </draw:frame>
          </draw:g>
          <draw:g>
            <draw:rect draw:style-name="gr8" draw:text-style-name="P1" draw:layer="layout" svg:width="3.946cm" svg:height="1.27cm" svg:x="16.27cm" svg:y="9.335cm">
              <text:p text:style-name="P2"/>
            </draw:rect>
            <draw:frame draw:style-name="gr22" draw:text-style-name="P4" draw:layer="layout" svg:width="3.935cm" svg:height="1.27cm" svg:x="16.275cm" svg:y="9.435cm">
              <draw:text-box>
                <text:p text:style-name="P4">DDC 3 / <text:span text:style-name="T7">↓</text:span><text:span text:style-name="T13">M</text:span></text:p>
              </draw:text-box>
            </draw:frame>
          </draw:g>
          <draw:line draw:style-name="gr7" draw:text-style-name="P1" draw:layer="layout" svg:x1="9.334cm" svg:y1="8.989cm" svg:x2="14.008cm" svg:y2="8.989cm">
            <text:p text:style-name="P2"/>
          </draw:line>
          <draw:line draw:style-name="gr7" draw:text-style-name="P1" draw:layer="layout" svg:x1="9.334cm" svg:y1="10.081cm" svg:x2="14.008cm" svg:y2="10.081cm">
            <text:p text:style-name="P2"/>
          </draw:line>
          <draw:line draw:style-name="gr7" draw:text-style-name="P1" draw:layer="layout" svg:x1="9.334cm" svg:y1="4.289cm" svg:x2="14.008cm" svg:y2="4.289cm">
            <text:p text:style-name="P2"/>
          </draw:line>
          <draw:line draw:style-name="gr7" draw:text-style-name="P1" draw:layer="layout" svg:x1="9.334cm" svg:y1="5.381cm" svg:x2="14.008cm" svg:y2="5.381cm">
            <text:p text:style-name="P2"/>
          </draw:line>
          <draw:frame draw:style-name="gr5" draw:text-style-name="P3" draw:layer="layout" svg:width="2.25cm" svg:height="0.78cm" svg:x="3.678cm" svg:y="3.705cm">
            <draw:text-box>
              <text:p text:style-name="P2"><text:span text:style-name="T1">VIN_A_A</text:span></text:p>
            </draw:text-box>
          </draw:frame>
          <draw:frame draw:style-name="gr5" draw:text-style-name="P3" draw:layer="layout" svg:width="2.25cm" svg:height="0.78cm" svg:x="3.678cm" svg:y="4.805cm">
            <draw:text-box>
              <text:p text:style-name="P2"><text:span text:style-name="T1">VIN_B_A</text:span></text:p>
            </draw:text-box>
          </draw:frame>
          <draw:frame draw:style-name="gr5" draw:text-style-name="P3" draw:layer="layout" svg:width="2.25cm" svg:height="0.78cm" svg:x="3.678cm" svg:y="8.305cm">
            <draw:text-box>
              <text:p text:style-name="P2"><text:span text:style-name="T1">VIN_A_B</text:span></text:p>
            </draw:text-box>
          </draw:frame>
          <draw:frame draw:style-name="gr5" draw:text-style-name="P3" draw:layer="layout" svg:width="2.25cm" svg:height="0.78cm" svg:x="3.678cm" svg:y="9.405cm">
            <draw:text-box>
              <text:p text:style-name="P2"><text:span text:style-name="T1">VIN_B_B</text:span></text:p>
            </draw:text-box>
          </draw:frame>
          <draw:frame draw:style-name="gr2" draw:text-style-name="P3" draw:layer="layout" svg:width="1.27cm" svg:height="0.78cm" svg:x="6.311cm" svg:y="14.668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6.411cm" svg:y="12.601cm">
            <draw:text-box>
              <text:p text:style-name="P2"><text:span text:style-name="T1">I</text:span></text:p>
            </draw:text-box>
          </draw:frame>
          <draw:frame draw:style-name="gr2" draw:text-style-name="P3" draw:layer="layout" svg:width="1.27cm" svg:height="0.78cm" svg:x="6.311cm" svg:y="19.269cm">
            <draw:text-box>
              <text:p text:style-name="P2"><text:span text:style-name="T1">Q</text:span></text:p>
            </draw:text-box>
          </draw:frame>
          <draw:frame draw:style-name="gr2" draw:text-style-name="P3" draw:layer="layout" svg:width="0.635cm" svg:height="0.78cm" svg:x="6.411cm" svg:y="17.202cm">
            <draw:text-box>
              <text:p text:style-name="P2"><text:span text:style-name="T1">I</text:span></text:p>
            </draw:text-box>
          </draw:frame>
        </draw:g>
        <presentation:notes draw:style-name="dp2">
          <draw:page-thumbnail draw:style-name="gr23" draw:layer="layout" svg:width="14.848cm" svg:height="11.135cm" svg:x="3.07cm" svg:y="2.257cm" draw:page-number="1" presentation:class="page"/>
          <draw:frame presentation:style-name="pr1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ellipse draw:style-name="gr8" draw:text-style-name="P1" draw:id="id44" draw:layer="layout" svg:width="0.914cm" svg:height="0.962cm" svg:x="9.436cm" svg:y="2.075cm">
          <text:p text:style-name="P2"/>
        </draw:ellipse>
        <draw:frame draw:style-name="gr24" draw:text-style-name="P12" draw:layer="layout" svg:width="2.213cm" svg:height="1.038cm" svg:x="8.763cm" svg:y="1.161cm">
          <draw:text-box>
            <text:p text:style-name="P12">Tx/Rx</text:p>
          </draw:text-box>
        </draw:frame>
        <draw:ellipse draw:style-name="gr8" draw:text-style-name="P1" draw:id="id48" draw:layer="layout" svg:width="0.914cm" svg:height="0.962cm" svg:x="9.404cm" svg:y="7.742cm">
          <text:p text:style-name="P2"/>
        </draw:ellipse>
        <draw:frame draw:style-name="gr24" draw:text-style-name="P12" draw:layer="layout" svg:width="2.213cm" svg:height="1.038cm" svg:x="8.731cm" svg:y="6.828cm">
          <draw:text-box>
            <text:p text:style-name="P12">Rx2</text:p>
          </draw:text-box>
        </draw:frame>
        <draw:rect draw:style-name="gr25" draw:text-style-name="P13" draw:id="id43" draw:layer="layout" svg:width="3.125cm" svg:height="1.828cm" svg:x="3.912cm" svg:y="1.645cm">
          <text:p text:style-name="P13"><text:span text:style-name="T1">Cable </text:span></text:p>
          <text:p text:style-name="P13"><text:span text:style-name="T1">G1 <text:s/>= -L1</text:span></text:p>
          <text:p text:style-name="P13"><text:span text:style-name="T1">NF = L1</text:span></text:p>
        </draw:rect>
        <draw:rect draw:style-name="gr25" draw:text-style-name="P13" draw:id="id46" draw:layer="layout" svg:width="4.471cm" svg:height="2.934cm" svg:x="17.492cm" svg:y="1.109cm">
          <text:p text:style-name="P13"><text:span text:style-name="T1">HMC174MS8</text:span></text:p>
          <text:p text:style-name="P13"><text:span text:style-name="T1">Switch</text:span></text:p>
          <text:p text:style-name="P13"><text:span text:style-name="T1">G3 = -0.6 dB</text:span></text:p>
          <text:p text:style-name="P13"><text:span text:style-name="T1">N3 = 0.6 dB</text:span></text:p>
        </draw:rect>
        <draw:rect draw:style-name="gr25" draw:text-style-name="P13" draw:id="id45" draw:layer="layout" svg:width="4.471cm" svg:height="2.934cm" svg:x="11.793cm" svg:y="1.109cm">
          <text:p text:style-name="P13"><text:span text:style-name="T1">SAWTEK85591</text:span></text:p>
          <text:p text:style-name="P13"><text:span text:style-name="T1">2.4 – 2.4835 MHz </text:span></text:p>
          <text:p text:style-name="P13"><text:span text:style-name="T1">Filter</text:span></text:p>
          <text:p text:style-name="P13"><text:span text:style-name="T1">G2 = -2.75 dB</text:span></text:p>
          <text:p text:style-name="P13"><text:span text:style-name="T1">N2 = 2.75 dB</text:span></text:p>
        </draw:rect>
        <draw:rect draw:style-name="gr25" draw:text-style-name="P13" draw:id="id47" draw:layer="layout" svg:width="4.471cm" svg:height="2.934cm" svg:x="17.491cm" svg:y="6.746cm">
          <text:p text:style-name="P13"><text:span text:style-name="T1">HMC174MS8</text:span></text:p>
          <text:p text:style-name="P13"><text:span text:style-name="T1">Switch</text:span></text:p>
          <text:p text:style-name="P13"><text:span text:style-name="T1">G4 = -0.6 dB</text:span></text:p>
          <text:p text:style-name="P13"><text:span text:style-name="T1">N4 = 0.6 dB</text:span></text:p>
        </draw:rect>
        <draw:rect draw:style-name="gr25" draw:text-style-name="P13" draw:id="id49" draw:layer="layout" svg:width="4.471cm" svg:height="2.934cm" svg:x="17.496cm" svg:y="11.554cm">
          <text:p text:style-name="P13"><text:span text:style-name="T1">MGA825632</text:span></text:p>
          <text:p text:style-name="P13"><text:span text:style-name="T1">LNA</text:span></text:p>
          <text:p text:style-name="P13"><text:span text:style-name="T1">G5 = 12.5 dB</text:span></text:p>
          <text:p text:style-name="P13"><text:span text:style-name="T1">N5 = 2.2 dB</text:span></text:p>
        </draw:rect>
        <draw:rect draw:style-name="gr25" draw:text-style-name="P13" draw:id="id50" draw:layer="layout" svg:width="4.471cm" svg:height="2.934cm" svg:x="17.493cm" svg:y="15.609cm">
          <text:p text:style-name="P13"><text:span text:style-name="T1">AD8347-MIX</text:span></text:p>
          <text:p text:style-name="P13"><text:span text:style-name="T1">Quad Demod</text:span></text:p>
          <text:p text:style-name="P13"><text:span text:style-name="T1">G6 = 39 dB</text:span></text:p>
          <text:p text:style-name="P13"><text:span text:style-name="T1">N5 = 11.75 dB</text:span></text:p>
        </draw:rect>
        <draw:rect draw:style-name="gr25" draw:text-style-name="P13" draw:id="id51" draw:layer="layout" svg:width="4.471cm" svg:height="2.934cm" svg:x="11.996cm" svg:y="15.609cm">
          <text:p text:style-name="P13"><text:span text:style-name="T1">20 <text:s/>MHz</text:span></text:p>
          <text:p text:style-name="P13"><text:span text:style-name="T1">Filter</text:span></text:p>
          <text:p text:style-name="P13"><text:span text:style-name="T1">G7 = -6 dB</text:span></text:p>
          <text:p text:style-name="P13"><text:span text:style-name="T1">N7 = 6 dB</text:span></text:p>
        </draw:rect>
        <draw:rect draw:style-name="gr25" draw:text-style-name="P13" draw:id="id52" draw:layer="layout" svg:width="4.471cm" svg:height="2.934cm" svg:x="6.597cm" svg:y="15.609cm">
          <text:p text:style-name="P13"><text:span text:style-name="T1">AD8347-OUT</text:span></text:p>
          <text:p text:style-name="P13"><text:span text:style-name="T1">G8 = ?</text:span></text:p>
          <text:p text:style-name="P13"><text:span text:style-name="T1">N8 = ?</text:span></text:p>
        </draw:rect>
        <draw:rect draw:style-name="gr25" draw:text-style-name="P13" draw:id="id53" draw:layer="layout" svg:width="4.471cm" svg:height="2.934cm" svg:x="0.998cm" svg:y="15.609cm">
          <text:p text:style-name="P13"><text:span text:style-name="T1">AD9852</text:span></text:p>
          <text:p text:style-name="P13"><text:span text:style-name="T1">ADC</text:span></text:p>
          <text:p text:style-name="P13"><text:span text:style-name="T1">G9 = ?</text:span></text:p>
          <text:p text:style-name="P13"><text:span text:style-name="T1">N9 = ?</text:span></text:p>
        </draw:rect>
        <draw:ellipse draw:style-name="gr8" draw:text-style-name="P1" draw:id="id42" draw:layer="layout" svg:width="0.914cm" svg:height="0.962cm" svg:x="1.738cm" svg:y="2.075cm">
          <text:p text:style-name="P2"/>
        </draw:ellipse>
        <draw:frame draw:style-name="gr24" draw:text-style-name="P12" draw:layer="layout" svg:width="3.11cm" svg:height="1.038cm" svg:x="0.565cm" svg:y="1.161cm">
          <draw:text-box>
            <text:p text:style-name="P12">Antenna</text:p>
          </draw:text-box>
        </draw:frame>
        <draw:connector draw:style-name="gr14" draw:text-style-name="P1" draw:layer="layout" svg:x1="2.652cm" svg:y1="2.556cm" svg:x2="3.912cm" svg:y2="2.559cm" draw:start-shape="id42" draw:start-glue-point="1" draw:end-shape="id43" draw:end-glue-point="3">
          <text:p text:style-name="P2"/>
        </draw:connector>
        <draw:connector draw:style-name="gr14" draw:text-style-name="P1" draw:layer="layout" svg:x1="7.037cm" svg:y1="2.559cm" svg:x2="9.436cm" svg:y2="2.556cm" draw:start-shape="id43" draw:start-glue-point="1" draw:end-shape="id44" draw:end-glue-point="3">
          <text:p text:style-name="P2"/>
        </draw:connector>
        <draw:connector draw:style-name="gr14" draw:text-style-name="P1" draw:layer="layout" svg:x1="10.35cm" svg:y1="2.556cm" svg:x2="11.793cm" svg:y2="2.576cm" draw:start-shape="id44" draw:start-glue-point="1" draw:end-shape="id45" draw:end-glue-point="3">
          <text:p text:style-name="P2"/>
        </draw:connector>
        <draw:connector draw:style-name="gr14" draw:text-style-name="P1" draw:layer="layout" svg:x1="16.264cm" svg:y1="2.576cm" svg:x2="17.492cm" svg:y2="2.576cm" draw:start-shape="id45" draw:start-glue-point="1" draw:end-shape="id46" draw:end-glue-point="3">
          <text:p text:style-name="P2"/>
        </draw:connector>
        <draw:connector draw:style-name="gr7" draw:text-style-name="P1" draw:layer="layout" svg:x1="19.727cm" svg:y1="4.043cm" svg:x2="19.726cm" svg:y2="6.746cm" draw:start-shape="id46" draw:start-glue-point="2" draw:end-shape="id47" draw:end-glue-point="0">
          <text:p text:style-name="P2"/>
        </draw:connector>
        <draw:connector draw:style-name="gr7" draw:text-style-name="P1" draw:layer="layout" svg:x1="10.318cm" svg:y1="8.223cm" svg:x2="17.491cm" svg:y2="8.213cm" draw:start-shape="id48" draw:start-glue-point="1" draw:end-shape="id47" draw:end-glue-point="3">
          <text:p text:style-name="P2"/>
        </draw:connector>
        <draw:connector draw:style-name="gr7" draw:text-style-name="P1" draw:layer="layout" svg:x1="19.726cm" svg:y1="9.68cm" svg:x2="19.731cm" svg:y2="11.554cm" draw:start-shape="id47" draw:start-glue-point="2" draw:end-shape="id49" draw:end-glue-point="0">
          <text:p text:style-name="P2"/>
        </draw:connector>
        <draw:connector draw:style-name="gr7" draw:text-style-name="P1" draw:layer="layout" svg:x1="19.731cm" svg:y1="14.488cm" svg:x2="19.728cm" svg:y2="15.609cm" draw:start-shape="id49" draw:start-glue-point="2" draw:end-shape="id50" draw:end-glue-point="0">
          <text:p text:style-name="P2"/>
        </draw:connector>
        <draw:connector draw:style-name="gr7" draw:text-style-name="P1" draw:layer="layout" svg:x1="17.493cm" svg:y1="17.076cm" svg:x2="16.467cm" svg:y2="17.076cm" draw:start-shape="id50" draw:start-glue-point="3" draw:end-shape="id51" draw:end-glue-point="1">
          <text:p text:style-name="P2"/>
        </draw:connector>
        <draw:connector draw:style-name="gr7" draw:text-style-name="P1" draw:layer="layout" svg:x1="11.996cm" svg:y1="17.076cm" svg:x2="11.068cm" svg:y2="17.076cm" draw:start-shape="id51" draw:start-glue-point="3" draw:end-shape="id52">
          <text:p text:style-name="P2"/>
        </draw:connector>
        <draw:connector draw:style-name="gr7" draw:text-style-name="P1" draw:layer="layout" svg:x1="6.597cm" svg:y1="17.076cm" svg:x2="5.469cm" svg:y2="17.076cm" draw:start-shape="id52" draw:start-glue-point="3" draw:end-shape="id53" draw:end-glue-point="1">
          <text:p text:style-name="P2"/>
        </draw:connector>
        <draw:frame draw:style-name="gr2" draw:text-style-name="P14" draw:id="id54" draw:layer="layout" svg:width="4.233cm" svg:height="1.038cm" svg:x="7.325cm" svg:y="19.596cm">
          <draw:text-box>
            <text:p text:style-name="P14">To FPGA</text:p>
          </draw:text-box>
        </draw:frame>
        <draw:connector draw:style-name="gr7" draw:text-style-name="P1" draw:layer="layout" svg:x1="3.233cm" svg:y1="18.543cm" svg:x2="7.325cm" svg:y2="20.115cm" draw:start-shape="id53" draw:start-glue-point="2" draw:end-shape="id54" draw:end-glue-point="3">
          <text:p text:style-name="P2"/>
        </draw:connector>
        <draw:connector draw:style-name="gr7" draw:text-style-name="P1" draw:layer="layout" svg:x1="7.102cm" svg:y1="8.223cm" svg:x2="9.404cm" svg:y2="8.223cm" draw:start-shape="id55" draw:start-glue-point="1" draw:end-shape="id48" draw:end-glue-point="3">
          <text:p text:style-name="P2"/>
        </draw:connector>
        <draw:frame draw:style-name="gr2" draw:text-style-name="P14" draw:id="id57" draw:layer="layout" svg:width="3.161cm" svg:height="1.038cm" svg:x="24.186cm" svg:y="2.066cm">
          <draw:text-box>
            <text:p text:style-name="P14">From Tx</text:p>
          </draw:text-box>
        </draw:frame>
        <draw:rect draw:style-name="gr25" draw:text-style-name="P13" draw:id="id55" draw:layer="layout" svg:width="3.125cm" svg:height="1.828cm" svg:x="3.977cm" svg:y="7.309cm">
          <text:p text:style-name="P13"><text:span text:style-name="T1">Cable </text:span></text:p>
          <text:p text:style-name="P13"><text:span text:style-name="T1">G1 <text:s/>= -L1</text:span></text:p>
          <text:p text:style-name="P13"><text:span text:style-name="T1">NF = L1</text:span></text:p>
        </draw:rect>
        <draw:ellipse draw:style-name="gr8" draw:text-style-name="P1" draw:id="id56" draw:layer="layout" svg:width="0.914cm" svg:height="0.962cm" svg:x="1.705cm" svg:y="7.742cm">
          <text:p text:style-name="P2"/>
        </draw:ellipse>
        <draw:frame draw:style-name="gr24" draw:text-style-name="P12" draw:layer="layout" svg:width="3.11cm" svg:height="1.038cm" svg:x="0.532cm" svg:y="6.828cm">
          <draw:text-box>
            <text:p text:style-name="P12">Antenna</text:p>
          </draw:text-box>
        </draw:frame>
        <draw:connector draw:style-name="gr7" draw:text-style-name="P1" draw:layer="layout" svg:x1="2.619cm" svg:y1="8.223cm" svg:x2="3.977cm" svg:y2="8.223cm" draw:start-shape="id56" draw:start-glue-point="1" draw:end-shape="id55" draw:end-glue-point="3">
          <text:p text:style-name="P2"/>
        </draw:connector>
        <draw:connector draw:style-name="gr26" draw:text-style-name="P1" draw:layer="layout" svg:x1="24.186cm" svg:y1="2.585cm" svg:x2="21.963cm" svg:y2="2.576cm" draw:start-shape="id57" draw:start-glue-point="3" draw:end-shape="id46" draw:end-glue-point="1">
          <text:p text:style-name="P2"/>
        </draw:connector>
        <draw:rect draw:style-name="gr27" draw:text-style-name="P1" draw:layer="layout" svg:width="22.513cm" svg:height="4.162cm" svg:x="0.685cm" svg:y="0.76cm">
          <text:p text:style-name="P2"/>
        </draw:rect>
        <draw:frame draw:style-name="gr2" draw:text-style-name="P3" draw:layer="layout" svg:width="12.886cm" svg:height="0.78cm" svg:x="0.691cm" svg:y="4.867cm">
          <draw:text-box>
            <text:p text:style-name="P3">Transceiver Portion Common to Tx and Rx</text:p>
          </draw:text-box>
        </draw:frame>
        <draw:rect draw:style-name="gr25" draw:text-style-name="P13" draw:id="id58" draw:layer="layout" svg:width="4.471cm" svg:height="2.934cm" svg:x="22.935cm" svg:y="11.613cm">
          <text:p text:style-name="P13"><text:span text:style-name="T1">Rx VCO</text:span></text:p>
          <text:p text:style-name="P13"><text:span text:style-name="T1"/></text:p>
        </draw:rect>
        <draw:rect draw:style-name="gr25" draw:text-style-name="P13" draw:id="id59" draw:layer="layout" svg:width="4.471cm" svg:height="2.934cm" svg:x="22.936cm" svg:y="15.613cm">
          <text:p text:style-name="P13"><text:span text:style-name="T1">ADF4360</text:span></text:p>
          <text:p text:style-name="P13"><text:span text:style-name="T1">Rx PLL</text:span></text:p>
          <text:p text:style-name="P13"><text:span text:style-name="T1"/></text:p>
        </draw:rect>
        <draw:connector draw:style-name="gr7" draw:text-style-name="P1" draw:layer="layout" svg:x1="25.17cm" svg:y1="14.547cm" svg:x2="25.171cm" svg:y2="15.613cm" draw:start-shape="id58" draw:start-glue-point="2" draw:end-shape="id59" draw:end-glue-point="0">
          <text:p text:style-name="P2"/>
        </draw:connector>
        <draw:connector draw:style-name="gr7" draw:text-style-name="P1" draw:layer="layout" svg:x1="22.936cm" svg:y1="17.08cm" svg:x2="21.964cm" svg:y2="17.076cm" draw:start-shape="id59" draw:start-glue-point="3" draw:end-shape="id50" draw:end-glue-point="1">
          <text:p text:style-name="P2"/>
        </draw:connector>
        <presentation:notes draw:style-name="dp2">
          <office:forms form:automatic-focus="false" form:apply-design-mode="false"/>
          <draw:page-thumbnail draw:style-name="gr23" draw:layer="layout" svg:width="14.848cm" svg:height="11.135cm" svg:x="3.07cm" svg:y="2.257cm" draw:page-number="2" presentation:class="page"/>
          <draw:frame presentation:style-name="pr2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>
          <draw:ellipse draw:style-name="gr8" draw:text-style-name="P1" draw:id="id62" draw:layer="layout" svg:width="0.914cm" svg:height="0.962cm" svg:x="10.503cm" svg:y="13.191cm">
            <text:p text:style-name="P2"/>
          </draw:ellipse>
          <draw:frame draw:style-name="gr24" draw:text-style-name="P4" draw:layer="layout" svg:width="2.213cm" svg:height="1.038cm" svg:x="9.83cm" svg:y="12.277cm">
            <draw:text-box>
              <text:p text:style-name="P4">Tx/Rx</text:p>
            </draw:text-box>
          </draw:frame>
          <draw:rect draw:style-name="gr25" draw:text-style-name="P16" draw:id="id61" draw:layer="layout" svg:width="3.125cm" svg:height="1.828cm" svg:x="4.979cm" svg:y="12.761cm">
            <text:p text:style-name="P4"><text:span text:style-name="T1">Cable </text:span></text:p>
            <text:p text:style-name="P4"><text:span text:style-name="T1">G7 <text:s/>= -L1</text:span></text:p>
          </draw:rect>
          <draw:rect draw:style-name="gr25" draw:text-style-name="P16" draw:id="id64" draw:layer="layout" svg:width="4.471cm" svg:height="2.934cm" svg:x="18.593cm" svg:y="12.21cm">
            <text:p text:style-name="P4"><text:span text:style-name="T1">HMC174MS8</text:span></text:p>
            <text:p text:style-name="P4"><text:span text:style-name="T1">Switch</text:span></text:p>
            <text:p text:style-name="P4"><text:span text:style-name="T1">G5 = -0.6 dB</text:span></text:p>
          </draw:rect>
          <draw:rect draw:style-name="gr25" draw:text-style-name="P16" draw:id="id63" draw:layer="layout" svg:width="4.471cm" svg:height="2.934cm" svg:x="12.894cm" svg:y="12.21cm">
            <text:p text:style-name="P4"><text:span text:style-name="T1">SAWTEK85591</text:span></text:p>
            <text:p text:style-name="P4"><text:span text:style-name="T1">2.4 – 2.4835 MHz </text:span></text:p>
            <text:p text:style-name="P4"><text:span text:style-name="T1">Filter</text:span></text:p>
            <text:p text:style-name="P4"><text:span text:style-name="T1">G6 = -2.75 dB</text:span></text:p>
          </draw:rect>
          <draw:rect draw:style-name="gr25" draw:text-style-name="P16" draw:id="id65" draw:layer="layout" svg:width="4.471cm" svg:height="2.934cm" svg:x="20.19cm" svg:y="6.845cm">
            <text:p text:style-name="P4"><text:span text:style-name="T1">RF3315</text:span></text:p>
            <text:p text:style-name="P4"><text:span text:style-name="T1">LNA</text:span></text:p>
            <text:p text:style-name="P4"><text:span text:style-name="T1">G4 = 12 <text:s/>dB</text:span></text:p>
          </draw:rect>
          <draw:rect draw:style-name="gr25" draw:text-style-name="P16" draw:id="id66" draw:layer="layout" svg:width="4.471cm" svg:height="2.934cm" svg:x="14.693cm" svg:y="6.845cm">
            <text:p text:style-name="P4"><text:span text:style-name="T1">MGA825632</text:span></text:p>
            <text:p text:style-name="P4"><text:span text:style-name="T1">LNA</text:span></text:p>
            <text:p text:style-name="P4"><text:span text:style-name="T1">G3 = 12.5 dB</text:span></text:p>
          </draw:rect>
          <draw:rect draw:style-name="gr25" draw:text-style-name="P16" draw:id="id67" draw:layer="layout" svg:width="4.471cm" svg:height="2.934cm" svg:x="9.294cm" svg:y="6.845cm">
            <text:p text:style-name="P4"><text:span text:style-name="T1">AD8349-MIX</text:span></text:p>
            <text:p text:style-name="P4"><text:span text:style-name="T1">Quad Mod</text:span></text:p>
            <text:p text:style-name="P4"><text:span text:style-name="T1">G2 = variable</text:span></text:p>
          </draw:rect>
          <draw:rect draw:style-name="gr25" draw:text-style-name="P16" draw:id="id68" draw:layer="layout" svg:width="4.471cm" svg:height="2.934cm" svg:x="3.695cm" svg:y="6.845cm">
            <text:p text:style-name="P4"><text:span text:style-name="T1">AD9852</text:span></text:p>
            <text:p text:style-name="P4"><text:span text:style-name="T1">DAC</text:span></text:p>
            <text:p text:style-name="P4"><text:span text:style-name="T1">G1 = variable</text:span></text:p>
          </draw:rect>
          <draw:ellipse draw:style-name="gr8" draw:text-style-name="P1" draw:id="id60" draw:layer="layout" svg:width="0.914cm" svg:height="0.962cm" svg:x="2.805cm" svg:y="13.191cm">
            <text:p text:style-name="P2"/>
          </draw:ellipse>
          <draw:frame draw:style-name="gr24" draw:text-style-name="P4" draw:layer="layout" svg:width="3.11cm" svg:height="1.038cm" svg:x="1.632cm" svg:y="12.277cm">
            <draw:text-box>
              <text:p text:style-name="P4">Antenna</text:p>
            </draw:text-box>
          </draw:frame>
          <draw:connector draw:style-name="gr14" draw:text-style-name="P1" draw:layer="layout" svg:x1="3.719cm" svg:y1="13.672cm" svg:x2="4.979cm" svg:y2="13.675cm" draw:start-shape="id60" draw:start-glue-point="1" draw:end-shape="id61" draw:end-glue-point="3">
            <text:p text:style-name="P2"/>
          </draw:connector>
          <draw:connector draw:style-name="gr14" draw:text-style-name="P1" draw:layer="layout" svg:x1="8.104cm" svg:y1="13.675cm" svg:x2="10.503cm" svg:y2="13.672cm" draw:start-shape="id61" draw:start-glue-point="1" draw:end-shape="id62" draw:end-glue-point="3">
            <text:p text:style-name="P2"/>
          </draw:connector>
          <draw:connector draw:style-name="gr14" draw:text-style-name="P1" draw:layer="layout" svg:x1="11.417cm" svg:y1="13.672cm" svg:x2="12.894cm" svg:y2="13.677cm" draw:start-shape="id62" draw:start-glue-point="1" draw:end-shape="id63" draw:end-glue-point="3">
            <text:p text:style-name="P2"/>
          </draw:connector>
          <draw:connector draw:style-name="gr14" draw:text-style-name="P1" draw:layer="layout" svg:x1="17.365cm" svg:y1="13.677cm" svg:x2="18.593cm" svg:y2="13.677cm" draw:start-shape="id63" draw:start-glue-point="1" draw:end-shape="id64" draw:end-glue-point="3">
            <text:p text:style-name="P2"/>
          </draw:connector>
          <draw:connector draw:style-name="gr12" draw:text-style-name="P1" draw:layer="layout" svg:x1="23.064cm" svg:y1="13.677cm" svg:x2="24.661cm" svg:y2="8.312cm" draw:start-shape="id64" draw:start-glue-point="1" draw:end-shape="id65" draw:end-glue-point="1">
            <text:p text:style-name="P2"/>
          </draw:connector>
          <draw:connector draw:style-name="gr12" draw:text-style-name="P1" draw:layer="layout" svg:x1="20.19cm" svg:y1="8.312cm" svg:x2="19.164cm" svg:y2="8.312cm" draw:start-shape="id65" draw:start-glue-point="3" draw:end-shape="id66" draw:end-glue-point="1">
            <text:p text:style-name="P2"/>
          </draw:connector>
          <draw:connector draw:style-name="gr12" draw:text-style-name="P1" draw:layer="layout" svg:x1="14.693cm" svg:y1="8.312cm" svg:x2="13.765cm" svg:y2="8.312cm" draw:start-shape="id66" draw:start-glue-point="3" draw:end-shape="id67">
            <text:p text:style-name="P2"/>
          </draw:connector>
          <draw:connector draw:style-name="gr12" draw:text-style-name="P1" draw:layer="layout" svg:x1="9.294cm" svg:y1="8.312cm" svg:x2="8.166cm" svg:y2="8.312cm" draw:start-shape="id67" draw:start-glue-point="3" draw:end-shape="id68" draw:end-glue-point="1">
            <text:p text:style-name="P2"/>
          </draw:connector>
          <draw:frame draw:style-name="gr2" draw:text-style-name="P2" draw:id="id69" draw:layer="layout" svg:width="4.233cm" svg:height="1.038cm" svg:x="3.813cm" svg:y="4.061cm">
            <draw:text-box>
              <text:p text:style-name="P2">From FPGA</text:p>
            </draw:text-box>
          </draw:frame>
          <draw:connector draw:style-name="gr12" draw:text-style-name="P1" draw:layer="layout" svg:x1="5.93cm" svg:y1="6.845cm" svg:x2="5.929cm" svg:y2="5.099cm" draw:start-shape="id68" draw:end-shape="id69">
            <text:p text:style-name="P2"/>
          </draw:connector>
          <draw:frame draw:style-name="gr2" draw:text-style-name="P2" draw:id="id70" draw:layer="layout" svg:width="5.066cm" svg:height="1.825cm" svg:x="18.304cm" svg:y="17.964cm">
            <draw:text-box>
              <text:p text:style-name="P2">To Rx Switch</text:p>
              <text:p text:style-name="P2">During Receive</text:p>
            </draw:text-box>
          </draw:frame>
          <draw:connector draw:style-name="gr28" draw:text-style-name="P1" draw:layer="layout" svg:x1="20.837cm" svg:y1="17.964cm" svg:x2="20.828cm" svg:y2="15.144cm" draw:start-shape="id70" draw:end-shape="id64" draw:end-glue-point="2">
            <text:p text:style-name="P2"/>
          </draw:connector>
          <draw:rect draw:style-name="gr27" draw:text-style-name="P1" draw:layer="layout" svg:width="22.513cm" svg:height="5.436cm" svg:x="1.684cm" svg:y="10.76cm">
            <text:p text:style-name="P2"/>
          </draw:rect>
          <draw:frame draw:style-name="gr2" draw:text-style-name="P2" draw:layer="layout" svg:width="12.886cm" svg:height="1.038cm" svg:x="1.69cm" svg:y="16.262cm">
            <draw:text-box>
              <text:p text:style-name="P2">Transceiver Portion Common to Tx and Rx</text:p>
            </draw:text-box>
          </draw:frame>
          <draw:rect draw:style-name="gr25" draw:text-style-name="P16" draw:id="id72" draw:layer="layout" svg:width="4.471cm" svg:height="2.934cm" svg:x="14.806cm" svg:y="2.148cm">
            <text:p text:style-name="P4"><text:span text:style-name="T1">Tx VCO</text:span></text:p>
            <text:p text:style-name="P4"><text:span text:style-name="T1"/></text:p>
          </draw:rect>
          <draw:rect draw:style-name="gr25" draw:text-style-name="P16" draw:id="id71" draw:layer="layout" svg:width="4.471cm" svg:height="2.934cm" svg:x="9.294cm" svg:y="2.143cm">
            <text:p text:style-name="P4"><text:span text:style-name="T1">ADF4360</text:span></text:p>
            <text:p text:style-name="P4"><text:span text:style-name="T1">Tx PLL</text:span></text:p>
            <text:p text:style-name="P4"><text:span text:style-name="T1"/></text:p>
          </draw:rect>
          <draw:connector draw:style-name="gr26" draw:text-style-name="P1" draw:layer="layout" svg:x1="11.529cm" svg:y1="5.077cm" svg:x2="11.529cm" svg:y2="6.845cm" draw:start-shape="id71" draw:start-glue-point="2" draw:end-shape="id67" draw:end-glue-point="0">
            <text:p text:style-name="P2"/>
          </draw:connector>
          <draw:connector draw:style-name="gr26" draw:text-style-name="P1" draw:layer="layout" svg:x1="14.806cm" svg:y1="3.615cm" svg:x2="13.765cm" svg:y2="3.61cm" draw:start-shape="id72" draw:start-glue-point="3" draw:end-shape="id71" draw:end-glue-point="1">
            <text:p text:style-name="P2"/>
          </draw:connector>
        </draw:g>
        <presentation:notes draw:style-name="dp2">
          <office:forms form:automatic-focus="false" form:apply-design-mode="false"/>
          <draw:page-thumbnail draw:style-name="gr23" draw:layer="layout" svg:width="14.848cm" svg:height="11.135cm" svg:x="3.07cm" svg:y="2.257cm" draw:page-number="3" presentation:class="page"/>
          <draw:frame presentation:style-name="pr1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g>
          <draw:frame draw:style-name="gr3" draw:text-style-name="P17" draw:id="id76" draw:layer="layout" svg:width="2.14cm" svg:height="1.883cm" svg:x="2.838cm" svg:y="3.904cm">
            <draw:text-box>
              <text:p text:style-name="P2"><text:span text:style-name="T14">I</text:span><text:span text:style-name="T15">1</text:span><text:span text:style-name="T14">(t)</text:span></text:p>
            </draw:text-box>
          </draw:frame>
          <draw:frame draw:style-name="gr29" draw:text-style-name="P17" draw:id="id75" draw:layer="layout" svg:width="4.283cm" svg:height="1.883cm" svg:x="4.699cm" svg:y="12.777cm">
            <draw:text-box>
              <text:p text:style-name="P2"><text:span text:style-name="T16">cos(</text:span><text:span text:style-name="T17"></text:span><text:span text:style-name="T15">c</text:span><text:span text:style-name="T14">t)</text:span></text:p>
            </draw:text-box>
          </draw:frame>
          <draw:frame draw:style-name="gr30" draw:text-style-name="P18" draw:layer="layout" svg:width="2.183cm" svg:height="1.999cm" svg:x="5.833cm" svg:y="4.021cm">
            <draw:text-box>
              <text:p text:style-name="P2"><text:span text:style-name="T18"></text:span></text:p>
            </draw:text-box>
          </draw:frame>
          <draw:circle draw:style-name="gr31" draw:text-style-name="P1" draw:id="id73" draw:layer="layout" svg:width="1.27cm" svg:height="1.27cm" svg:x="6.207cm" svg:y="4.209cm">
            <text:p text:style-name="P2"/>
          </draw:circle>
          <draw:connector draw:style-name="gr7" draw:text-style-name="P1" draw:layer="layout" draw:type="line" svg:x1="7.477cm" svg:y1="4.844cm" svg:x2="13.491cm" svg:y2="4.833cm" draw:start-shape="id73" draw:start-glue-point="1" draw:end-shape="id74" draw:end-glue-point="3">
            <text:p text:style-name="P2"/>
          </draw:connector>
          <draw:connector draw:style-name="gr32" draw:text-style-name="P1" draw:layer="layout" draw:type="line" svg:x1="6.84cm" svg:y1="12.777cm" svg:x2="6.842cm" svg:y2="5.479cm" draw:start-shape="id75" draw:start-glue-point="0" draw:end-shape="id73" draw:end-glue-point="2">
            <text:p text:style-name="P2"/>
          </draw:connector>
          <draw:connector draw:style-name="gr32" draw:text-style-name="P1" draw:layer="layout" draw:type="line" svg:x1="4.978cm" svg:y1="4.845cm" svg:x2="6.207cm" svg:y2="4.844cm" draw:start-shape="id76" draw:start-glue-point="1" draw:end-shape="id73" draw:end-glue-point="3">
            <text:p text:style-name="P2"/>
          </draw:connector>
          <draw:frame draw:style-name="gr3" draw:text-style-name="P17" draw:id="id80" draw:layer="layout" svg:width="2.67cm" svg:height="1.883cm" svg:x="2.416cm" svg:y="8.581cm">
            <draw:text-box>
              <text:p text:style-name="P2"><text:span text:style-name="T14">Q</text:span><text:span text:style-name="T15">1</text:span><text:span text:style-name="T14">(t)</text:span></text:p>
            </draw:text-box>
          </draw:frame>
          <draw:frame draw:style-name="gr29" draw:text-style-name="P17" draw:id="id79" draw:layer="layout" svg:width="3.991cm" svg:height="1.883cm" svg:x="9.141cm" svg:y="12.809cm">
            <draw:text-box>
              <text:p text:style-name="P2"><text:span text:style-name="T16">sin(</text:span><text:span text:style-name="T17"></text:span><text:span text:style-name="T15">c</text:span><text:span text:style-name="T14">t)</text:span></text:p>
            </draw:text-box>
          </draw:frame>
          <draw:frame draw:style-name="gr30" draw:text-style-name="P18" draw:layer="layout" svg:width="2.183cm" svg:height="1.999cm" svg:x="10.129cm" svg:y="8.696cm">
            <draw:text-box>
              <text:p text:style-name="P2"><text:span text:style-name="T18"></text:span></text:p>
            </draw:text-box>
          </draw:frame>
          <draw:circle draw:style-name="gr31" draw:text-style-name="P1" draw:id="id77" draw:layer="layout" svg:width="1.27cm" svg:height="1.27cm" svg:x="10.503cm" svg:y="8.884cm">
            <text:p text:style-name="P2"/>
          </draw:circle>
          <draw:connector draw:style-name="gr7" draw:text-style-name="P1" draw:layer="layout" draw:type="line" svg:x1="11.773cm" svg:y1="9.519cm" svg:x2="13.492cm" svg:y2="9.533cm" draw:start-shape="id77" draw:start-glue-point="1" draw:end-shape="id78" draw:end-glue-point="3">
            <text:p text:style-name="P2"/>
          </draw:connector>
          <draw:connector draw:style-name="gr32" draw:text-style-name="P1" draw:layer="layout" draw:type="line" svg:x1="11.136cm" svg:y1="12.809cm" svg:x2="11.138cm" svg:y2="10.154cm" draw:start-shape="id79" draw:start-glue-point="0" draw:end-shape="id77" draw:end-glue-point="2">
            <text:p text:style-name="P2"/>
          </draw:connector>
          <draw:connector draw:style-name="gr32" draw:text-style-name="P1" draw:layer="layout" draw:type="line" svg:x1="5.086cm" svg:y1="9.522cm" svg:x2="10.503cm" svg:y2="9.519cm" draw:start-shape="id80" draw:end-shape="id77" draw:end-glue-point="3">
            <text:p text:style-name="P2"/>
          </draw:connector>
          <draw:rect draw:style-name="gr33" draw:text-style-name="P1" draw:layer="layout" svg:width="9.506cm" svg:height="5.436cm" svg:x="4.214cm" svg:y="11.995cm">
            <text:p text:style-name="P2"/>
          </draw:rect>
          <draw:frame draw:style-name="gr29" draw:text-style-name="P19" draw:layer="layout" svg:width="4.689cm" svg:height="1.614cm" svg:x="6.544cm" svg:y="14.83cm">
            <draw:text-box>
              <text:p text:style-name="P4"><text:span text:style-name="T19">CORDIC</text:span></text:p>
            </draw:text-box>
          </draw:frame>
          <draw:rect draw:style-name="gr34" draw:text-style-name="P4" draw:id="id74" draw:layer="layout" svg:width="3.127cm" svg:height="2.528cm" svg:x="13.491cm" svg:y="3.569cm">
            <text:p text:style-name="P4"><text:span text:style-name="T7">↓</text:span><text:span text:style-name="T13">M/2</text:span></text:p>
            <text:p text:style-name="P4"><text:span text:style-name="T13">(CIC)</text:span></text:p>
          </draw:rect>
          <draw:rect draw:style-name="gr34" draw:text-style-name="P4" draw:id="id78" draw:layer="layout" svg:width="3.127cm" svg:height="2.528cm" svg:x="13.492cm" svg:y="8.269cm">
            <text:p text:style-name="P4"><text:span text:style-name="T7">↓</text:span><text:span text:style-name="T13">M/2</text:span></text:p>
            <text:p text:style-name="P4"><text:span text:style-name="T13">(CIC)</text:span></text:p>
          </draw:rect>
          <draw:rect draw:style-name="gr34" draw:text-style-name="P4" draw:id="id81" draw:layer="layout" svg:width="3.127cm" svg:height="2.528cm" svg:x="18.191cm" svg:y="3.569cm">
            <text:p text:style-name="P4"><text:span text:style-name="T7">↓</text:span><text:span text:style-name="T13">2</text:span></text:p>
            <text:p text:style-name="P4"><text:span text:style-name="T13">(</text:span><text:span text:style-name="T20">½</text:span><text:span text:style-name="T21"> Band</text:span><text:span text:style-name="T13">)</text:span></text:p>
          </draw:rect>
          <draw:rect draw:style-name="gr34" draw:text-style-name="P4" draw:id="id82" draw:layer="layout" svg:width="3.127cm" svg:height="2.528cm" svg:x="18.192cm" svg:y="8.269cm">
            <text:p text:style-name="P4"><text:span text:style-name="T7">↓</text:span><text:span text:style-name="T13">2</text:span></text:p>
            <text:p text:style-name="P4"><text:span text:style-name="T13">(</text:span><text:span text:style-name="T20">½</text:span><text:span text:style-name="T21"> Band</text:span><text:span text:style-name="T13">)</text:span></text:p>
          </draw:rect>
          <draw:connector draw:style-name="gr7" draw:text-style-name="P1" draw:layer="layout" draw:type="line" svg:x1="16.618cm" svg:y1="4.833cm" svg:x2="18.191cm" svg:y2="4.833cm" draw:start-shape="id74" draw:start-glue-point="1" draw:end-shape="id81" draw:end-glue-point="3">
            <text:p text:style-name="P2"/>
          </draw:connector>
          <draw:connector draw:style-name="gr7" draw:text-style-name="P1" draw:layer="layout" draw:type="line" svg:x1="16.619cm" svg:y1="9.533cm" svg:x2="18.192cm" svg:y2="9.533cm" draw:start-shape="id78" draw:start-glue-point="1" draw:end-shape="id82" draw:end-glue-point="3">
            <text:p text:style-name="P2"/>
          </draw:connector>
          <draw:frame draw:style-name="gr3" draw:text-style-name="P17" draw:id="id84" draw:layer="layout" svg:width="2.14cm" svg:height="1.883cm" svg:x="23.332cm" svg:y="3.89cm">
            <draw:text-box>
              <text:p text:style-name="P2"><text:span text:style-name="T14">I</text:span><text:span text:style-name="T15">2</text:span><text:span text:style-name="T14">(t)</text:span></text:p>
            </draw:text-box>
          </draw:frame>
          <draw:frame draw:style-name="gr3" draw:text-style-name="P17" draw:id="id83" draw:layer="layout" svg:width="2.67cm" svg:height="1.883cm" svg:x="22.914cm" svg:y="8.593cm">
            <draw:text-box>
              <text:p text:style-name="P2"><text:span text:style-name="T14">Q</text:span><text:span text:style-name="T15">2</text:span><text:span text:style-name="T14">(t)</text:span></text:p>
            </draw:text-box>
          </draw:frame>
          <draw:connector draw:style-name="gr7" draw:text-style-name="P1" draw:layer="layout" draw:type="line" svg:x1="21.319cm" svg:y1="9.533cm" svg:x2="22.914cm" svg:y2="9.534cm" draw:start-shape="id82" draw:start-glue-point="1" draw:end-shape="id83" draw:end-glue-point="3">
            <text:p text:style-name="P2"/>
          </draw:connector>
          <draw:connector draw:style-name="gr7" draw:text-style-name="P1" draw:layer="layout" draw:type="line" svg:x1="21.318cm" svg:y1="4.833cm" svg:x2="23.332cm" svg:y2="4.831cm" draw:start-shape="id81" draw:start-glue-point="1" draw:end-shape="id84" draw:end-glue-point="3">
            <text:p text:style-name="P2"/>
          </draw:connector>
        </draw:g>
        <presentation:notes draw:style-name="dp2">
          <draw:page-thumbnail draw:style-name="gr23" draw:layer="layout" svg:width="14.848cm" svg:height="11.135cm" svg:x="3.07cm" svg:y="2.257cm" draw:page-number="4" presentation:class="page"/>
          <draw:frame presentation:style-name="pr1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draw:frame draw:style-name="gr3" draw:text-style-name="P17" draw:id="id94" draw:layer="layout" svg:width="2.14cm" svg:height="1.883cm" svg:x="2.935cm" svg:y="3.904cm">
            <draw:text-box>
              <text:p text:style-name="P2"><text:span text:style-name="T14">I</text:span><text:span text:style-name="T15">2</text:span><text:span text:style-name="T14">(t)</text:span></text:p>
            </draw:text-box>
          </draw:frame>
          <draw:frame draw:style-name="gr29" draw:text-style-name="P17" draw:id="id87" draw:layer="layout" svg:width="4.283cm" svg:height="1.883cm" svg:x="13.796cm" svg:y="12.777cm">
            <draw:text-box>
              <text:p text:style-name="P2"><text:span text:style-name="T16">cos(</text:span><text:span text:style-name="T17"></text:span><text:span text:style-name="T15">c</text:span><text:span text:style-name="T14">t)</text:span></text:p>
            </draw:text-box>
          </draw:frame>
          <draw:frame draw:style-name="gr30" draw:text-style-name="P18" draw:layer="layout" svg:width="2.183cm" svg:height="1.999cm" svg:x="14.93cm" svg:y="4.021cm">
            <draw:text-box>
              <text:p text:style-name="P2"><text:span text:style-name="T18"></text:span></text:p>
            </draw:text-box>
          </draw:frame>
          <draw:circle draw:style-name="gr31" draw:text-style-name="P1" draw:id="id85" draw:layer="layout" svg:width="1.27cm" svg:height="1.27cm" svg:x="15.304cm" svg:y="4.209cm">
            <text:p text:style-name="P2"/>
          </draw:circle>
          <draw:connector draw:style-name="gr21" draw:text-style-name="P1" draw:layer="layout" draw:type="line" svg:x1="16.574cm" svg:y1="4.844cm" svg:x2="23.452cm" svg:y2="4.843cm" draw:start-shape="id85" draw:start-glue-point="1" draw:end-shape="id86" draw:end-glue-point="3">
            <text:p text:style-name="P2"/>
          </draw:connector>
          <draw:connector draw:style-name="gr32" draw:text-style-name="P1" draw:layer="layout" draw:type="line" svg:x1="15.937cm" svg:y1="12.777cm" svg:x2="15.939cm" svg:y2="5.479cm" draw:start-shape="id87" draw:start-glue-point="0" draw:end-shape="id85" draw:end-glue-point="2">
            <text:p text:style-name="P2"/>
          </draw:connector>
          <draw:connector draw:style-name="gr12" draw:text-style-name="P1" draw:layer="layout" draw:type="line" svg:x1="10.68cm" svg:y1="4.854cm" svg:x2="15.304cm" svg:y2="4.844cm" draw:start-shape="id88" draw:start-glue-point="1" draw:end-shape="id85" draw:end-glue-point="3">
            <text:p text:style-name="P2"/>
          </draw:connector>
          <draw:frame draw:style-name="gr3" draw:text-style-name="P17" draw:id="id93" draw:layer="layout" svg:width="2.67cm" svg:height="1.883cm" svg:x="2.532cm" svg:y="8.591cm">
            <draw:text-box>
              <text:p text:style-name="P2"><text:span text:style-name="T14">Q</text:span><text:span text:style-name="T15">2</text:span><text:span text:style-name="T14">(t)</text:span></text:p>
            </draw:text-box>
          </draw:frame>
          <draw:frame draw:style-name="gr29" draw:text-style-name="P17" draw:id="id91" draw:layer="layout" svg:width="3.991cm" svg:height="1.883cm" svg:x="18.238cm" svg:y="12.809cm">
            <draw:text-box>
              <text:p text:style-name="P2"><text:span text:style-name="T16">sin(</text:span><text:span text:style-name="T17"></text:span><text:span text:style-name="T15">c</text:span><text:span text:style-name="T14">t)</text:span></text:p>
            </draw:text-box>
          </draw:frame>
          <draw:frame draw:style-name="gr30" draw:text-style-name="P18" draw:layer="layout" svg:width="2.183cm" svg:height="1.999cm" svg:x="19.226cm" svg:y="8.696cm">
            <draw:text-box>
              <text:p text:style-name="P2"><text:span text:style-name="T18"></text:span></text:p>
            </draw:text-box>
          </draw:frame>
          <draw:circle draw:style-name="gr31" draw:text-style-name="P1" draw:id="id89" draw:layer="layout" svg:width="1.27cm" svg:height="1.27cm" svg:x="19.6cm" svg:y="8.884cm">
            <text:p text:style-name="P2"/>
          </draw:circle>
          <draw:connector draw:style-name="gr21" draw:text-style-name="P1" draw:layer="layout" draw:type="line" svg:x1="20.87cm" svg:y1="9.519cm" svg:x2="23.011cm" svg:y2="9.534cm" draw:start-shape="id89" draw:start-glue-point="1" draw:end-shape="id90" draw:end-glue-point="3">
            <text:p text:style-name="P2"/>
          </draw:connector>
          <draw:connector draw:style-name="gr32" draw:text-style-name="P1" draw:layer="layout" draw:type="line" svg:x1="20.233cm" svg:y1="12.809cm" svg:x2="20.235cm" svg:y2="10.154cm" draw:start-shape="id91" draw:start-glue-point="0" draw:end-shape="id89" draw:end-glue-point="2">
            <text:p text:style-name="P2"/>
          </draw:connector>
          <draw:connector draw:style-name="gr12" draw:text-style-name="P1" draw:layer="layout" draw:type="line" svg:x1="10.704cm" svg:y1="9.539cm" svg:x2="19.6cm" svg:y2="9.519cm" draw:start-shape="id92" draw:start-glue-point="1" draw:end-shape="id89" draw:end-glue-point="3">
            <text:p text:style-name="P2"/>
          </draw:connector>
          <draw:rect draw:style-name="gr33" draw:text-style-name="P1" draw:layer="layout" svg:width="9.506cm" svg:height="5.436cm" svg:x="13.311cm" svg:y="11.995cm">
            <text:p text:style-name="P2"/>
          </draw:rect>
          <draw:frame draw:style-name="gr29" draw:text-style-name="P19" draw:layer="layout" svg:width="2.86cm" svg:height="1.614cm" svg:x="16.659cm" svg:y="14.881cm">
            <draw:text-box>
              <text:p text:style-name="P4"><text:span text:style-name="T19">NCO</text:span></text:p>
            </draw:text-box>
          </draw:frame>
          <draw:frame draw:style-name="gr3" draw:text-style-name="P17" draw:id="id86" draw:layer="layout" svg:width="2.14cm" svg:height="1.883cm" svg:x="23.452cm" svg:y="3.902cm">
            <draw:text-box>
              <text:p text:style-name="P2"><text:span text:style-name="T14">I</text:span><text:span text:style-name="T15">1</text:span><text:span text:style-name="T14">(t)</text:span></text:p>
            </draw:text-box>
          </draw:frame>
          <draw:frame draw:style-name="gr3" draw:text-style-name="P17" draw:id="id90" draw:layer="layout" svg:width="2.67cm" svg:height="1.883cm" svg:x="23.011cm" svg:y="8.593cm">
            <draw:text-box>
              <text:p text:style-name="P2"><text:span text:style-name="T14">Q</text:span><text:span text:style-name="T15">1</text:span><text:span text:style-name="T14">(t)</text:span></text:p>
            </draw:text-box>
          </draw:frame>
          <draw:rect draw:style-name="gr35" draw:text-style-name="P20" draw:id="id88" draw:layer="layout" svg:width="1.604cm" svg:height="1.027cm" svg:x="9.076cm" svg:y="4.341cm">
            <text:p text:style-name="P4"><text:span text:style-name="T18"></text:span></text:p>
          </draw:rect>
          <draw:rect draw:style-name="gr35" draw:text-style-name="P20" draw:id="id92" draw:layer="layout" svg:width="1.572cm" svg:height="1.764cm" svg:x="9.132cm" svg:y="8.657cm">
            <text:p text:style-name="P4"><text:span text:style-name="T18"></text:span></text:p>
          </draw:rect>
          <draw:connector draw:style-name="gr7" draw:text-style-name="P1" draw:layer="layout" draw:type="line" svg:x1="9.132cm" svg:y1="9.539cm" svg:x2="5.202cm" svg:y2="9.532cm" draw:start-shape="id92" draw:start-glue-point="3" draw:end-shape="id93" draw:end-glue-point="1">
            <text:p text:style-name="P2"/>
          </draw:connector>
          <draw:connector draw:style-name="gr7" draw:text-style-name="P1" draw:layer="layout" draw:type="line" svg:x1="9.076cm" svg:y1="4.854cm" svg:x2="5.075cm" svg:y2="4.845cm" draw:start-shape="id88" draw:start-glue-point="3" draw:end-shape="id94">
            <text:p text:style-name="P2"/>
          </draw:connector>
          <draw:connector draw:style-name="gr32" draw:text-style-name="P1" draw:layer="layout" draw:type="line" svg:x1="12.463cm" svg:y1="9.644cm" svg:x2="9.878cm" svg:y2="5.368cm" draw:end-shape="id88" draw:end-glue-point="2">
            <text:p text:style-name="P2"/>
          </draw:connector>
          <draw:connector draw:style-name="gr32" draw:text-style-name="P1" draw:layer="layout" draw:type="line" svg:x1="12.517cm" svg:y1="4.752cm" svg:x2="9.918cm" svg:y2="8.657cm" draw:end-shape="id92" draw:end-glue-point="0">
            <text:p text:style-name="P2"/>
          </draw:connector>
          <draw:frame draw:style-name="gr3" draw:layer="layout" svg:width="0.875cm" svg:height="1.038cm" svg:x="10.255cm" svg:y="3.892cm">
            <draw:text-box>
              <text:p text:style-name="P2">+</text:p>
            </draw:text-box>
          </draw:frame>
          <draw:frame draw:style-name="gr3" draw:layer="layout" svg:width="0.714cm" svg:height="1.038cm" svg:x="9.156cm" svg:y="4.892cm">
            <draw:text-box>
              <text:p text:style-name="P2">-</text:p>
            </draw:text-box>
          </draw:frame>
          <draw:frame draw:style-name="gr3" draw:layer="layout" svg:width="0.875cm" svg:height="1.038cm" svg:x="10.256cm" svg:y="8.64cm">
            <draw:text-box>
              <text:p text:style-name="P2">+</text:p>
            </draw:text-box>
          </draw:frame>
          <draw:frame draw:style-name="gr3" draw:layer="layout" svg:width="0.875cm" svg:height="1.038cm" svg:x="9.156cm" svg:y="7.94cm">
            <draw:text-box>
              <text:p text:style-name="P2">+</text:p>
            </draw:text-box>
          </draw:frame>
        </draw:g>
        <presentation:notes draw:style-name="dp2">
          <draw:page-thumbnail draw:style-name="gr23" draw:layer="layout" svg:width="14.848cm" svg:height="11.135cm" svg:x="3.07cm" svg:y="2.257cm" draw:page-number="5" presentation:class="page"/>
          <draw:frame presentation:style-name="pr1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 draw:page-number="1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 draw:page-number="4"/>
      <draw:page-thumbnail draw:layer="backgroundobjects" svg:width="5.938cm" svg:height="4.453cm" svg:x="20.79cm" svg:y="4.017cm" draw:page-number="5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pattonlk</meta:initial-creator>
    <meta:creation-date>2006-08-10T19:27:55</meta:creation-date>
    <dc:creator>pattonlk</dc:creator>
    <dc:date>2006-10-26T09:22:13</dc:date>
    <meta:printed-by>pattonlk</meta:printed-by>
    <meta:print-date>2006-09-29T15:33:23</meta:print-date>
    <dc:language>en-US</dc:language>
    <meta:editing-cycles>107</meta:editing-cycles>
    <meta:editing-duration>P4DT19H45M46S</meta:editing-duration>
    <meta:user-defined meta:name="Info 1"/>
    <meta:user-defined meta:name="Info 2"/>
    <meta:user-defined meta:name="Info 3"/>
    <meta:user-defined meta:name="Info 4"/>
    <meta:document-statistic meta:object-count="367"/>
  </office:meta>
</office:document-meta>
</file>